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text-properties fo:language="en" fo:country="US" style:language-complex="ar" style:country-complex="SA"/>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11pt" style:font-name-complex="Monaco" style:font-size-complex="11pt"/>
    </style:style>
    <style:style style:name="P3" style:family="paragraph" style:parent-style-name="Body" style:list-style-name="L1"/>
    <style:style style:name="P4" style:family="paragraph" style:parent-style-name="Heading_20_2">
      <style:text-properties fo:color="#800000" fo:language="en" fo:country="US" style:language-complex="ar" style:country-complex="SA"/>
    </style:style>
    <style:style style:name="P5" style:family="paragraph" style:parent-style-name="Body">
      <style:text-properties fo:color="#800000" fo:language="en" fo:country="US" style:language-complex="ar" style:country-complex="SA"/>
    </style:style>
    <style:style style:name="P6" style:family="paragraph" style:parent-style-name="Standard">
      <style:paragraph-properties fo:margin-top="0.111in" fo:margin-bottom="0in"/>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11pt" style:font-name-complex="Monaco" style:font-size-complex="11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11pt" style:font-name-complex="Monaco" style:font-size-complex="11pt"/>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font-style="italic" style:font-style-asian="italic" style:font-style-complex="italic"/>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Standard">
      <style:text-properties style:font-name="Monaco" fo:font-size="9pt" style:font-name-asian="Monaco" style:font-size-asian="11pt" style:font-name-complex="Monaco" style:font-size-complex="11pt"/>
    </style:style>
    <style:style style:name="P2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1" style:family="paragraph" style:parent-style-name="CellBody">
      <style:paragraph-properties fo:keep-with-next="always" style:snap-to-layout-grid="false"/>
      <style:text-properties fo:language="en" fo:country="US" style:language-complex="ar" style:country-complex="SA"/>
    </style:style>
    <style:style style:name="P22" style:family="paragraph" style:parent-style-name="Abstract">
      <style:text-properties fo:font-size="16pt" fo:language="en" fo:country="US" fo:font-weight="bold" style:font-size-asian="16pt" style:font-weight-asian="bold" style:language-complex="ar" style:country-complex="SA"/>
    </style:style>
    <style:style style:name="P23" style:family="paragraph" style:parent-style-name="Abstract">
      <style:text-properties fo:language="en" fo:country="US" style:language-complex="ar" style:country-complex="SA"/>
    </style:style>
    <style:style style:name="P24" style:family="paragraph" style:parent-style-name="CellBody">
      <style:text-properties fo:language="en" fo:country="US" style:language-complex="ar" style:country-complex="SA"/>
    </style:style>
    <style:style style:name="P25" style:family="paragraph" style:parent-style-name="CellBody">
      <style:paragraph-properties style:snap-to-layout-grid="false"/>
      <style:text-properties fo:language="en" fo:country="US" style:language-complex="ar" style:country-complex="SA"/>
    </style:style>
    <style:style style:name="P26" style:family="paragraph" style:parent-style-name="Document_20_Title">
      <style:text-properties fo:language="en" fo:country="US" style:language-complex="ar" style:country-complex="SA"/>
    </style:style>
    <style:style style:name="P27"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8" style:family="paragraph" style:parent-style-name="Preformatted_20_Text">
      <style:text-properties style:font-name="Courier New1" fo:font-size="10pt" style:font-size-asian="10pt" style:font-size-complex="10pt"/>
    </style:style>
    <style:style style:name="P29" style:family="paragraph" style:parent-style-name="Preformatted_20_Text">
      <style:text-properties fo:color="#646464" style:font-name="Courier New1" fo:font-size="10pt" style:font-size-asian="10pt" style:font-size-complex="10pt"/>
    </style:style>
    <style:style style:name="P30"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31" style:family="paragraph" style:parent-style-name="Detail_20_Heading" style:list-style-name="">
      <style:paragraph-properties fo:padding="0.0236in" fo:border="0.0008in solid #666666"/>
      <style:text-properties fo:color="#000000"/>
    </style:style>
    <style:style style:name="P32" style:family="paragraph" style:parent-style-name="Detail_20_Heading" style:list-style-name="">
      <style:paragraph-properties fo:margin-top="0.0807in" fo:margin-bottom="0.0193in" fo:padding="0.0236in" fo:border="0.0008in solid #666666"/>
      <style:text-properties fo:color="#000000"/>
    </style:style>
    <style:style style:name="P33"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34"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35"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36"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37"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38" style:family="paragraph" style:parent-style-name="Standard" style:list-style-name="">
      <style:paragraph-properties fo:line-height="0.1945in"/>
      <style:text-properties style:use-window-font-color="true"/>
    </style:style>
    <style:style style:name="P39" style:family="paragraph" style:parent-style-name="Standard" style:list-style-name="">
      <style:paragraph-properties fo:line-height="0.1846in"/>
      <style:text-properties style:use-window-font-color="true"/>
    </style:style>
    <style:style style:name="P40" style:family="paragraph" style:parent-style-name="Standard" style:list-style-name=""/>
    <style:style style:name="P41" style:family="paragraph" style:parent-style-name="Standard" style:list-style-name="">
      <style:paragraph-properties fo:keep-together="always"/>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11pt" style:font-name-complex="Monaco" style:font-size-complex="11pt"/>
    </style:style>
    <style:style style:name="P4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4"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
      <style:paragraph-properties fo:margin-top="0in" fo:margin-bottom="0.1945in"/>
      <style:text-properties fo:font-size="9pt" style:font-size-asian="9pt" style:font-size-complex="9pt"/>
    </style:style>
    <style:style style:name="P46" style:family="paragraph" style:parent-style-name="Standard" style:list-style-name="">
      <style:paragraph-properties fo:margin-top="0in" fo:margin-bottom="0.1945in"/>
      <style:text-properties fo:font-size="10pt" style:font-size-asian="10pt" style:font-size-complex="10pt"/>
    </style:style>
    <style:style style:name="P47" style:family="paragraph" style:parent-style-name="Standard" style:list-style-name="">
      <style:paragraph-properties fo:margin-top="0in" fo:margin-bottom="0.1945in" fo:keep-together="always"/>
    </style:style>
    <style:style style:name="P48" style:family="paragraph" style:parent-style-name="Standard" style:list-style-name="">
      <style:paragraph-properties fo:margin-top="0in" fo:margin-bottom="0.1945in"/>
    </style:style>
    <style:style style:name="P49" style:family="paragraph" style:parent-style-name="Standard" style:list-style-name="">
      <style:paragraph-properties fo:margin-top="0.0374in" fo:margin-bottom="0.0374in"/>
      <style:text-properties fo:font-size="9pt" style:font-size-asian="9pt" style:font-size-complex="9pt"/>
    </style:style>
    <style:style style:name="P5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1" style:family="paragraph" style:parent-style-name="Standard" style:list-style-name="">
      <style:paragraph-properties fo:margin-top="0.0374in" fo:margin-bottom="0.0374in"/>
    </style:style>
    <style:style style:name="P52" style:family="paragraph" style:parent-style-name="Standard" style:list-style-name="">
      <style:paragraph-properties fo:margin-top="0.0374in" fo:margin-bottom="0.0374in"/>
      <style:text-properties fo:font-size="10pt" style:font-size-asian="10pt" style:font-size-complex="10pt"/>
    </style:style>
    <style:style style:name="P5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0374in" fo:margin-bottom="0.0374in"/>
      <style:text-properties style:use-window-font-color="true"/>
    </style:style>
    <style:style style:name="P55" style:family="paragraph" style:parent-style-name="Standard" style:list-style-name="">
      <style:paragraph-properties fo:margin-top="0.0374in" fo:margin-bottom="0.0374in" fo:text-align="center" style:justify-single-word="false"/>
      <style:text-properties style:use-window-font-color="true"/>
    </style:style>
    <style:style style:name="P5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fo:keep-with-next="always"/>
      <style:text-properties style:use-window-font-color="true"/>
    </style:style>
    <style:style style:name="P5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0" style:family="paragraph" style:parent-style-name="Standard" style:list-style-name="">
      <style:paragraph-properties fo:margin-top="0.1945in" fo:margin-bottom="0in"/>
    </style:style>
    <style:style style:name="P61" style:family="paragraph" style:parent-style-name="Standard" style:list-style-name="">
      <style:paragraph-properties fo:margin-top="0.1945in" fo:margin-bottom="0in"/>
      <style:text-properties fo:font-size="10pt" style:font-size-asian="10pt" style:font-size-complex="10pt"/>
    </style:style>
    <style:style style:name="P6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4" style:family="paragraph" style:parent-style-name="Standard" style:list-style-name="">
      <style:paragraph-properties fo:margin-top="0.1945in" fo:margin-bottom="0in" fo:keep-together="always" fo:keep-with-next="always"/>
    </style:style>
    <style:style style:name="P65" style:family="paragraph" style:parent-style-name="Standard" style:list-style-name="">
      <style:paragraph-properties fo:margin-left="0.5in" fo:margin-right="0in" fo:margin-top="0in" fo:margin-bottom="0.1945in" fo:text-indent="0in" style:auto-text-indent="false"/>
    </style:style>
    <style:style style:name="P6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8" style:family="paragraph" style:parent-style-name="Standard" style:list-style-name="">
      <style:paragraph-properties fo:margin-left="0.5in" fo:margin-right="0in" fo:text-indent="0in" style:auto-text-indent="false"/>
    </style:style>
    <style:style style:name="P6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0" style:family="paragraph" style:parent-style-name="Standard" style:list-style-name="">
      <style:paragraph-properties fo:margin-left="0.5in" fo:margin-right="0in" fo:margin-top="0in" fo:margin-bottom="0.1665in" fo:text-indent="0in" style:auto-text-indent="false"/>
    </style:style>
    <style:style style:name="P71"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in" fo:margin-bottom="0.1665in"/>
      <style:text-properties fo:font-size="10pt" style:font-size-asian="10pt" style:font-size-complex="10pt"/>
    </style:style>
    <style:style style:name="P74" style:family="paragraph" style:parent-style-name="Standard" style:list-style-name="">
      <style:paragraph-properties fo:margin-top="0in" fo:margin-bottom="0.1665in"/>
    </style:style>
    <style:style style:name="P75" style:family="paragraph" style:parent-style-name="Standard" style:list-style-name="">
      <style:paragraph-properties fo:keep-with-next="always"/>
    </style:style>
    <style:style style:name="P7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keep-together="always" fo:keep-with-next="always"/>
    </style:style>
    <style:style style:name="P78" style:family="paragraph" style:parent-style-name="Standard" style:list-style-name="">
      <style:paragraph-properties fo:margin-top="0.1736in" fo:margin-bottom="0.1945in" fo:keep-together="always"/>
    </style:style>
    <style:style style:name="P7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0319in" fo:margin-bottom="0.0319in" fo:keep-with-next="always"/>
      <style:text-properties style:use-window-font-color="true"/>
    </style:style>
    <style:style style:name="P8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2" style:family="paragraph" style:parent-style-name="Standard" style:list-style-name="">
      <style:paragraph-properties fo:margin-top="0.0319in" fo:margin-bottom="0.0319in" fo:text-align="end" style:justify-single-word="false"/>
      <style:text-properties style:use-window-font-color="true"/>
    </style:style>
    <style:style style:name="P83" style:family="paragraph" style:parent-style-name="Standard" style:list-style-name="">
      <style:paragraph-properties fo:margin-top="0.0319in" fo:margin-bottom="0.0319in" fo:text-align="center" style:justify-single-word="false"/>
      <style:text-properties style:use-window-font-color="true"/>
    </style:style>
    <style:style style:name="P84" style:family="paragraph" style:parent-style-name="Standard" style:list-style-name="">
      <style:paragraph-properties fo:margin-top="0.0319in" fo:margin-bottom="0.0319in" fo:text-align="end" style:justify-single-word="false"/>
    </style:style>
    <style:style style:name="P85" style:family="paragraph" style:parent-style-name="Standard" style:list-style-name="">
      <style:paragraph-properties fo:margin-top="0.0319in" fo:margin-bottom="0.0319in" fo:text-align="center" style:justify-single-word="false"/>
    </style:style>
    <style:style style:name="P86" style:family="paragraph" style:parent-style-name="Standard" style:list-style-name="">
      <style:paragraph-properties fo:margin-top="0.0319in" fo:margin-bottom="0.0319in"/>
    </style:style>
    <style:style style:name="P87" style:family="paragraph" style:parent-style-name="Standard" style:list-style-name="">
      <style:paragraph-properties fo:margin-top="0.0319in" fo:margin-bottom="0in"/>
    </style:style>
    <style:style style:name="P8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1" style:family="paragraph" style:parent-style-name="Standard" style:list-style-name="">
      <style:paragraph-properties fo:margin-left="1in" fo:margin-right="0in" fo:text-indent="0in" style:auto-text-indent="false"/>
    </style:style>
    <style:style style:name="P9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6" style:family="paragraph" style:parent-style-name="List_20_Heading" style:list-style-name="">
      <style:text-properties fo:color="#000000" fo:font-size="10pt" style:font-size-asian="10pt" style:font-size-complex="10pt"/>
    </style:style>
    <style:style style:name="P97" style:family="paragraph" style:parent-style-name="Item_20_Heading" style:list-style-name="">
      <style:text-properties fo:color="#000000"/>
    </style:style>
    <style:style style:name="P98" style:family="paragraph" style:parent-style-name="Item_20_Heading" style:list-style-name="">
      <style:paragraph-properties fo:margin-top="0.1693in" fo:margin-bottom="0.161in"/>
      <style:text-properties fo:color="#000000"/>
    </style:style>
    <style:style style:name="P99" style:family="paragraph" style:parent-style-name="Heading_20_1">
      <style:text-properties fo:language="en" fo:country="US" style:language-complex="ar" style:country-complex="SA"/>
    </style:style>
    <style:style style:name="P100" style:family="paragraph" style:parent-style-name="Heading_20_1">
      <style:paragraph-properties fo:break-before="page"/>
      <style:text-properties fo:language="en" fo:country="US" style:language-complex="ar" style:country-complex="SA"/>
    </style:style>
    <style:style style:name="P101" style:family="paragraph" style:parent-style-name="Heading_20_2">
      <style:text-properties fo:color="#800000" fo:language="en" fo:country="US" style:language-complex="ar" style:country-complex="SA"/>
    </style:style>
    <style:style style:name="P102" style:family="paragraph" style:parent-style-name="Heading_20_2">
      <style:text-properties fo:language="en" fo:country="US" style:language-complex="ar" style:country-complex="SA"/>
    </style:style>
    <style:style style:name="P103" style:family="paragraph" style:parent-style-name="Body" style:list-style-name="L1"/>
    <style:style style:name="P104" style:family="paragraph" style:parent-style-name="Body" style:list-style-name="L2"/>
    <style:style style:name="P105" style:family="paragraph" style:parent-style-name="Body" style:list-style-name="L3"/>
    <style:style style:name="P106" style:family="paragraph" style:parent-style-name="Body">
      <style:text-properties fo:color="#800000" fo:language="en" fo:country="US" style:language-complex="ar" style:country-complex="SA"/>
    </style:style>
    <style:style style:name="P107" style:family="paragraph" style:parent-style-name="Body">
      <style:text-properties fo:language="en" fo:country="US" style:language-complex="ar" style:country-complex="SA"/>
    </style:style>
    <style:style style:name="P10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1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2" style:family="paragraph" style:parent-style-name="Definition_20_Term">
      <style:text-properties fo:language="en" fo:country="US" style:language-complex="ar" style:country-complex="SA"/>
    </style:style>
    <style:style style:name="P11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14"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T1" style:family="text">
      <style:text-properties fo:color="#2a00ff"/>
    </style:style>
    <style:style style:name="T2" style:family="text">
      <style:text-properties fo:color="#000000"/>
    </style:style>
    <style:style style:name="T3" style:family="text">
      <style:text-properties fo:color="#646464"/>
    </style:style>
    <style:style style:name="T4" style:family="text">
      <style:text-properties fo:color="#800000" fo:language="en" fo:country="US" style:language-complex="ar" style:country-complex="SA"/>
    </style:style>
    <style:style style:name="T5" style:family="text">
      <style:text-properties fo:color="#2a00ff"/>
    </style:style>
    <style:style style:name="T6" style:family="text">
      <style:text-properties fo:color="#2a00ff" fo:font-size="9pt"/>
    </style:style>
    <style:style style:name="T7" style:family="text">
      <style:text-properties fo:color="#000000"/>
    </style:style>
    <style:style style:name="T8" style:family="text">
      <style:text-properties fo:color="#000000" style:font-name="Courier New1" fo:font-size="10pt" style:font-name-asian="Monaco" style:font-size-asian="10pt" style:font-name-complex="Monaco" style:font-size-complex="10pt"/>
    </style:style>
    <style:style style:name="T9" style:family="text">
      <style:text-properties fo:color="#000000" style:font-name="Arial" fo:font-size="10pt" style:font-name-asian="Monaco" style:font-size-asian="10pt" style:font-name-complex="Monaco" style:font-size-complex="10pt"/>
    </style:style>
    <style:style style:name="T10" style:family="text">
      <style:text-properties fo:color="#000000" style:font-name="Monaco" style:font-name-asian="Monaco" style:font-name-complex="Monaco"/>
    </style:style>
    <style:style style:name="T11" style:family="text">
      <style:text-properties fo:color="#000000" style:font-name="Monaco" fo:font-size="9pt" style:font-name-asian="Monaco" style:font-name-complex="Monaco"/>
    </style:style>
    <style:style style:name="T12" style:family="text">
      <style:text-properties fo:color="#000000" fo:font-size="9pt"/>
    </style:style>
    <style:style style:name="T13" style:family="text">
      <style:text-properties fo:color="#000000" fo:font-weight="bold" style:font-weight-asian="bold" style:font-weight-complex="bold"/>
    </style:style>
    <style:style style:name="T14" style:family="text">
      <style:text-properties fo:color="#000000" fo:font-size="10pt" style:font-size-asian="10pt" style:font-size-complex="10pt"/>
    </style:style>
    <style:style style:name="T15" style:family="text">
      <style:text-properties fo:color="#646464"/>
    </style:style>
    <style:style style:name="T16" style:family="text">
      <style:text-properties fo:color="#646464" style:font-name="Courier New1" fo:font-size="10pt" style:font-name-asian="Monaco" style:font-size-asian="10pt" style:font-name-complex="Monaco" style:font-size-complex="10pt"/>
    </style:style>
    <style:style style:name="T17" style:family="text">
      <style:text-properties fo:color="#646464" fo:font-size="9pt"/>
    </style:style>
    <style:style style:name="T18" style:family="text">
      <style:text-properties fo:color="#800000" fo:language="en" fo:country="US" style:language-complex="ar" style:country-complex="SA"/>
    </style:style>
    <style:style style:name="T19" style:family="text">
      <style:text-properties fo:language="en" fo:country="US" style:language-complex="ar" style:country-complex="SA"/>
    </style:style>
    <style:style style:name="T20" style:family="text">
      <style:text-properties fo:font-size="14pt" fo:font-weight="normal" style:font-size-asian="14pt" style:font-weight-asian="normal"/>
    </style:style>
    <style:style style:name="T21" style:family="text">
      <style:text-properties style:font-name="Courier New"/>
    </style:style>
    <style:style style:name="T22"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3" style:family="text">
      <style:text-properties fo:color="#7f0055" fo:font-weight="bold" style:font-weight-asian="bold" style:font-weight-complex="bold"/>
    </style:style>
    <style:style style:name="T24" style:family="text">
      <style:text-properties fo:color="#0000c0"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style:text-position="super 58%"/>
    </style:style>
    <style:style style:name="T27" style:family="text">
      <style:text-properties fo:font-weight="bold" style:font-weight-asian="bold" style:font-weight-complex="bold"/>
    </style:style>
    <style:style style:name="T2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9" style:family="text">
      <style:text-properties fo:color="#0000ff" fo:font-size="10pt" style:text-underline-style="solid" style:text-underline-width="auto" style:text-underline-color="font-color" style:font-size-asian="10pt" style:font-size-complex="10pt"/>
    </style:style>
    <style:style style:name="T30" style:family="text">
      <style:text-properties fo:color="#0000ff" style:text-underline-style="solid" style:text-underline-width="auto" style:text-underline-color="font-color"/>
    </style:style>
    <style:style style:name="T31" style:family="text">
      <style:text-properties fo:color="#0000ff" style:text-underline-style="solid" style:text-underline-width="auto" style:text-underline-color="font-color" fo:font-weight="normal" style:font-weight-asian="normal" style:font-weight-complex="normal"/>
    </style:style>
    <style:style style:name="T32" style:family="text">
      <style:text-properties fo:color="#0000ff" style:text-underline-style="solid" style:text-underline-width="auto" style:text-underline-color="font-color" fo:font-weight="bold" style:font-weight-asian="bold" style:font-weight-complex="bold"/>
    </style:style>
    <style:style style:name="T3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font-size="10pt" style:font-size-asian="10pt" style:font-size-complex="10pt"/>
    </style:style>
    <style:style style:name="T37" style:family="text">
      <style:text-properties fo:font-weight="normal" style:font-weight-asian="normal" style:font-weight-complex="normal"/>
    </style:style>
    <style:style style:name="T38" style:family="text">
      <style:text-properties fo:color="#808080" style:font-name="Verdana" fo:font-size="7pt" style:font-name-asian="Verdana" style:font-size-asian="7pt" style:font-name-complex="Verdana" style:font-size-complex="7pt"/>
    </style:style>
    <style:style style:name="T3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79370544" text:id="ct479370544">
          <text:insertion>
            <office:change-info>
              <dc:creator>BJ Hargrave</dc:creator>
              <dc:date>2013-11-21T12:49:00</dc:date>
            </office:change-info>
          </text:insertion>
        </text:changed-region>
        <text:changed-region xml:id="ct531599152" text:id="ct531599152">
          <text:insertion>
            <office:change-info>
              <dc:creator>BJ Hargrave</dc:creator>
              <dc:date>2013-11-21T12:49:00</dc:date>
            </office:change-info>
          </text:insertion>
        </text:changed-region>
        <text:changed-region xml:id="ct479328560" text:id="ct479328560">
          <text:insertion>
            <office:change-info>
              <dc:creator>BJ Hargrave</dc:creator>
              <dc:date>2013-11-21T12:49:00</dc:date>
            </office:change-info>
          </text:insertion>
        </text:changed-region>
        <text:changed-region xml:id="ct530668320" text:id="ct530668320">
          <text:insertion>
            <office:change-info>
              <dc:creator>BJ Hargrave</dc:creator>
              <dc:date>2013-11-21T12:50:00</dc:date>
            </office:change-info>
          </text:insertion>
        </text:changed-region>
        <text:changed-region xml:id="ct315548000" text:id="ct315548000">
          <text:deletion>
            <office:change-info>
              <dc:creator>BJ Hargrave</dc:creator>
              <dc:date>2013-11-21T20:38:00</dc:date>
            </office:change-info>
            <text:p text:style-name="P1">This is the</text:p>
          </text:deletion>
        </text:changed-region>
        <text:changed-region xml:id="ct315373104" text:id="ct315373104">
          <text:insertion>
            <office:change-info>
              <dc:creator>BJ Hargrave</dc:creator>
              <dc:date>2013-11-21T20:38:00</dc:date>
            </office:change-info>
          </text:insertion>
        </text:changed-region>
        <text:changed-region xml:id="ct479203216" text:id="ct479203216">
          <text:deletion>
            <office:change-info>
              <dc:creator>BJ Hargrave</dc:creator>
              <dc:date>2013-11-21T12:52:00</dc:date>
            </office:change-info>
            <text:p text:style-name="P1">: </text:p>
          </text:deletion>
        </text:changed-region>
        <text:changed-region xml:id="ct479260768" text:id="ct479260768">
          <text:insertion>
            <office:change-info>
              <dc:creator>BJ Hargrave</dc:creator>
              <dc:date>2013-11-21T12:52:00</dc:date>
            </office:change-info>
          </text:insertion>
        </text:changed-region>
        <text:changed-region xml:id="ct321623808" text:id="ct321623808">
          <text:deletion>
            <office:change-info>
              <dc:creator>BJ Hargrave</dc:creator>
              <dc:date>2013-11-21T12:52:00</dc:date>
            </office:change-info>
            <text:p text:style-name="P1"><text:s/>However, the id element of the AttributeDefinition annotation is also needed at runtime for SCR to map the annotated element name to the component property name since the value of the id element is used as the name of the component property instead of the default conversion from the element name,</text:p>
          </text:deletion>
        </text:changed-region>
        <text:changed-region xml:id="ct311435952" text:id="ct311435952">
          <text:deletion>
            <office:change-info>
              <dc:creator>BJ Hargrave</dc:creator>
              <dc:date>2013-11-21T12:52:00</dc:date>
            </office:change-info>
            <text:p text:style-name="P2"><text:span text:style-name="T1">designate</text:span></text:p>
          </text:deletion>
        </text:changed-region>
        <text:changed-region xml:id="ct321334272" text:id="ct321334272">
          <text:insertion>
            <office:change-info>
              <dc:creator>BJ Hargrave</dc:creator>
              <dc:date>2013-11-21T12:52:00</dc:date>
            </office:change-info>
          </text:insertion>
        </text:changed-region>
        <text:changed-region xml:id="ct203328096" text:id="ct203328096">
          <text:deletion>
            <office:change-info>
              <dc:creator>BJ Hargrave</dc:creator>
              <dc:date>2013-11-21T12:56:00</dc:date>
            </office:change-info>
            <text:p text:style-name="P2"><text:span text:style-name="T2"><text:tab/></text:span><text:span text:style-name="T3">@AttributeDefinition</text:span><text:span text:style-name="T2">(id = </text:span><text:span text:style-name="T1">"my.prop"</text:span><text:span text:style-name="T2">)</text:span></text:p>
            <text:p text:style-name="P2"><text:span text:style-name="T2"/></text:p>
          </text:deletion>
        </text:changed-region>
        <text:changed-region xml:id="ct203330176" text:id="ct203330176">
          <text:deletion>
            <office:change-info>
              <dc:creator>BJ Hargrave</dc:creator>
              <dc:date>2013-11-21T12:56:00</dc:date>
            </office:change-info>
            <text:p text:style-name="P2"><text:span text:style-name="T2">blahblah</text:span></text:p>
          </text:deletion>
        </text:changed-region>
        <text:changed-region xml:id="ct202724496" text:id="ct202724496">
          <text:insertion>
            <office:change-info>
              <dc:creator>BJ Hargrave</dc:creator>
              <dc:date>2013-11-21T12:56:00</dc:date>
            </office:change-info>
          </text:insertion>
        </text:changed-region>
        <text:changed-region xml:id="ct203328480" text:id="ct203328480">
          <text:deletion>
            <office:change-info>
              <dc:creator>BJ Hargrave</dc:creator>
              <dc:date>2013-11-21T12:53:00</dc:date>
            </office:change-info>
            <text:p text:style-name="Body">configuration annotation </text:p>
          </text:deletion>
        </text:changed-region>
        <text:changed-region xml:id="ct202713488" text:id="ct202713488">
          <text:deletion>
            <office:change-info>
              <dc:creator>BJ Hargrave</dc:creator>
              <dc:date>2013-11-21T12:53:00</dc:date>
            </office:change-info>
            <text:p text:style-name="Body">an @Designate annotation</text:p>
          </text:deletion>
        </text:changed-region>
        <text:changed-region xml:id="ct203246544" text:id="ct203246544">
          <text:insertion>
            <office:change-info>
              <dc:creator>BJ Hargrave</dc:creator>
              <dc:date>2013-11-21T12:53:00</dc:date>
            </office:change-info>
          </text:insertion>
        </text:changed-region>
        <text:changed-region xml:id="ct202695696" text:id="ct202695696">
          <text:deletion>
            <office:change-info>
              <dc:creator>BJ Hargrave</dc:creator>
              <dc:date>2013-11-21T12:54:00</dc:date>
            </office:change-info>
            <text:p text:style-name="Body">in the</text:p>
          </text:deletion>
        </text:changed-region>
        <text:changed-region xml:id="ct202695840" text:id="ct202695840">
          <text:insertion>
            <office:change-info>
              <dc:creator>BJ Hargrave</dc:creator>
              <dc:date>2013-11-21T12:54:00</dc:date>
            </office:change-info>
          </text:insertion>
        </text:changed-region>
        <text:changed-region xml:id="ct202695968" text:id="ct202695968">
          <text:insertion>
            <office:change-info>
              <dc:creator>BJ Hargrave</dc:creator>
              <dc:date>2013-11-21T12:54:00</dc:date>
            </office:change-info>
          </text:insertion>
        </text:changed-region>
        <text:changed-region xml:id="ct202697760" text:id="ct202697760">
          <text:insertion>
            <office:change-info>
              <dc:creator>BJ Hargrave</dc:creator>
              <dc:date>2013-11-21T12:54:00</dc:date>
            </office:change-info>
          </text:insertion>
        </text:changed-region>
        <text:changed-region xml:id="ct202697920" text:id="ct202697920">
          <text:deletion>
            <office:change-info>
              <dc:creator>BJ Hargrave</dc:creator>
              <dc:date>2013-11-21T12:54:00</dc:date>
            </office:change-info>
            <text:p text:style-name="Body"><text:s/>folder</text:p>
          </text:deletion>
        </text:changed-region>
        <text:changed-region xml:id="ct203325344" text:id="ct203325344">
          <text:deletion>
            <office:change-info>
              <dc:creator>BJ Hargrave</dc:creator>
              <dc:date>2013-11-21T12:53:00</dc:date>
            </office:change-info>
            <text:p text:style-name="Body">designate</text:p>
          </text:deletion>
        </text:changed-region>
        <text:changed-region xml:id="ct202699776" text:id="ct202699776">
          <text:insertion>
            <office:change-info>
              <dc:creator>BJ Hargrave</dc:creator>
              <dc:date>2013-11-21T12:53:00</dc:date>
            </office:change-info>
          </text:insertion>
        </text:changed-region>
        <text:changed-region xml:id="ct202705024" text:id="ct202705024">
          <text:deletion>
            <office:change-info>
              <dc:creator>BJ Hargrave</dc:creator>
              <dc:date>2013-11-21T12:54:00</dc:date>
            </office:change-info>
            <text:p text:style-name="Body">designate</text:p>
          </text:deletion>
        </text:changed-region>
        <text:changed-region xml:id="ct202705200" text:id="ct202705200">
          <text:insertion>
            <office:change-info>
              <dc:creator>BJ Hargrave</dc:creator>
              <dc:date>2013-11-21T12:54:00</dc:date>
            </office:change-info>
          </text:insertion>
        </text:changed-region>
        <text:changed-region xml:id="ct202705456" text:id="ct202705456">
          <text:deletion>
            <office:change-info>
              <dc:creator>BJ Hargrave</dc:creator>
              <dc:date>2013-11-21T12:54:00</dc:date>
            </office:change-info>
            <text:p text:style-name="Body">designateFactory</text:p>
          </text:deletion>
        </text:changed-region>
        <text:changed-region xml:id="ct202705600" text:id="ct202705600">
          <text:insertion>
            <office:change-info>
              <dc:creator>BJ Hargrave</dc:creator>
              <dc:date>2013-11-21T12:54:00</dc:date>
            </office:change-info>
          </text:insertion>
        </text:changed-region>
        <text:changed-region xml:id="ct202705728" text:id="ct202705728">
          <text:deletion>
            <office:change-info>
              <dc:creator>BJ Hargrave</dc:creator>
              <dc:date>2013-11-21T12:54:00</dc:date>
            </office:change-info>
            <text:p text:style-name="Body">designateFactory</text:p>
          </text:deletion>
        </text:changed-region>
        <text:changed-region xml:id="ct202705872" text:id="ct202705872">
          <text:insertion>
            <office:change-info>
              <dc:creator>BJ Hargrave</dc:creator>
              <dc:date>2013-11-21T12:54:00</dc:date>
            </office:change-info>
          </text:insertion>
        </text:changed-region>
        <text:changed-region xml:id="ct202706000" text:id="ct202706000">
          <text:insertion>
            <office:change-info>
              <dc:creator>BJ Hargrave</dc:creator>
              <dc:date>2013-11-21T12:55:00</dc:date>
            </office:change-info>
          </text:insertion>
        </text:changed-region>
        <text:changed-region xml:id="ct202706368" text:id="ct202706368">
          <text:deletion>
            <office:change-info>
              <dc:creator>BJ Hargrave</dc:creator>
              <dc:date>2013-11-21T14:08:00</dc:date>
            </office:change-info>
            <text:p text:style-name="Body">element</text:p>
          </text:deletion>
        </text:changed-region>
        <text:changed-region xml:id="ct202706960" text:id="ct202706960">
          <text:insertion>
            <office:change-info>
              <dc:creator>BJ Hargrave</dc:creator>
              <dc:date>2013-11-21T14:08:00</dc:date>
            </office:change-info>
          </text:insertion>
        </text:changed-region>
        <text:changed-region xml:id="ct202707088" text:id="ct202707088">
          <text:deletion>
            <office:change-info>
              <dc:creator>BJ Hargrave</dc:creator>
              <dc:date>2013-11-21T14:08:00</dc:date>
            </office:change-info>
            <text:p text:style-name="Body">configuration</text:p>
          </text:deletion>
        </text:changed-region>
        <text:changed-region xml:id="ct202707216" text:id="ct202707216">
          <text:deletion>
            <office:change-info>
              <dc:creator>BJ Hargrave</dc:creator>
              <dc:date>2013-11-21T14:08:00</dc:date>
            </office:change-info>
            <text:p text:style-name="Body">annotation</text:p>
          </text:deletion>
        </text:changed-region>
        <text:changed-region xml:id="ct202712384" text:id="ct202712384">
          <text:insertion>
            <office:change-info>
              <dc:creator>BJ Hargrave</dc:creator>
              <dc:date>2013-11-21T12:57:00</dc:date>
            </office:change-info>
          </text:insertion>
        </text:changed-region>
        <text:changed-region xml:id="ct202700560" text:id="ct202700560">
          <text:deletion>
            <office:change-info>
              <dc:creator>BJ Hargrave</dc:creator>
              <dc:date>2013-11-21T13:02:00</dc:date>
            </office:change-info>
            <text:list xml:id="list7954590519156668174" text:style-name="L1">
              <text:list-item>
                <text:p text:style-name="P3">id – (String) The id of the attribute. The id is used as the name of the configuration property. By default, this is the name of the element converted to a property name as specified in RFC 190 section 5.6.2 (e.g. removal of dollar sign and converting underscore to dot). The id becomes the value of the id attribute of the AD element in the generated Meta Type Resource XML document.</text:p>
              </text:list-item>
              <text:list-item>
                <text:p text:style-name="P3"/>
              </text:list-item>
            </text:list>
          </text:deletion>
        </text:changed-region>
        <text:changed-region xml:id="ct202700720" text:id="ct202700720">
          <text:insertion>
            <office:change-info>
              <dc:creator>BJ Hargrave</dc:creator>
              <dc:date>2013-11-21T13:03:00</dc:date>
            </office:change-info>
          </text:insertion>
        </text:changed-region>
        <text:changed-region xml:id="ct202710992" text:id="ct202710992">
          <text:insertion>
            <office:change-info>
              <dc:creator>BJ Hargrave</dc:creator>
              <dc:date>2013-11-21T13:04:00</dc:date>
            </office:change-info>
          </text:insertion>
        </text:changed-region>
        <text:changed-region xml:id="ct202717952" text:id="ct202717952">
          <text:deletion>
            <office:change-info>
              <dc:creator>BJ Hargrave</dc:creator>
              <dc:date>2013-11-21T13:04:00</dc:date>
            </office:change-info>
            <text:p text:style-name="P1">Also, the id element of the AttributeDefinition annotation is needed at runtime for SCR to map the annotated element name to the component property name since the value of the id element is used as the name of the component property instead of the default conversion from the element name, This is why the retention policy for AttributeDefinition must be RUNTIME.</text:p>
          </text:deletion>
        </text:changed-region>
        <text:changed-region xml:id="ct202716496" text:id="ct202716496">
          <text:insertion>
            <office:change-info>
              <dc:creator>BJ Hargrave</dc:creator>
              <dc:date>2013-11-21T13:04:00</dc:date>
            </office:change-info>
          </text:insertion>
        </text:changed-region>
        <text:changed-region xml:id="ct202716656" text:id="ct202716656">
          <text:insertion>
            <office:change-info>
              <dc:creator>BJ Hargrave</dc:creator>
              <dc:date>2013-11-21T13:05:00</dc:date>
            </office:change-info>
          </text:insertion>
        </text:changed-region>
        <text:changed-region xml:id="ct202716752" text:id="ct202716752">
          <text:insertion>
            <office:change-info>
              <dc:creator>BJ Hargrave</dc:creator>
              <dc:date>2013-11-21T13:06:00</dc:date>
            </office:change-info>
          </text:insertion>
        </text:changed-region>
        <text:changed-region xml:id="ct531042032" text:id="ct531042032">
          <text:deletion>
            <office:change-info>
              <dc:creator>BJ Hargrave</dc:creator>
              <dc:date>2013-11-21T13:06:00</dc:date>
            </office:change-info>
            <text:h text:style-name="P4" text:outline-level="2">Open Issues</text:h>
            <text:p text:style-name="P5">### Do we need a special value for the default? For example default “” is an empty String but the annotation could be written with an empty String.</text:p>
            <text:p text:style-name="P5"><text:span text:style-name="T4">### Currently ObjectClassDefinition is a meta-annotations and can only be applied to annotations which are the configuration types used in RFC 190. Should we relax the target type to all typ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draw:frame draw:style-name="fr2" draw:name="graphics3" text:anchor-type="paragraph" svg:width="7in" svg:height="3.1075in" draw:z-index="0"><draw:image xlink:href="Pictures/1000020100000427000001D8328612BC.png" xlink:type="simple" xlink:show="embed" xlink:actuate="onLoad"/></draw:frame></text:p>
      <text:p text:style-name="P26"><text:user-defined style:data-style-name="N0" text:name="RFC Title">RFC 208 Metatype Annotations</text:user-defined></text:p>
      <text:p text:style-name="P26"><text:span text:style-name="T20">Draft<text:line-break/><text:line-break/></text:span><text:span text:style-name="T20"><text:page-count style:num-format="1">26</text:page-count></text:span><text:span text:style-name="T20"> Pages</text:span></text:p>
      <text:p text:style-name="P26"/>
      <text:p text:style-name="P22">Abstract</text:p>
      <text:p text:style-name="P23">This RFC introduces annotations for the Metatype specification which can be use to annotate Java types so that tools can generate Meta Type Resources from the type declaration.</text:p>
      <text:p text:style-name="P1"/>
      <text:h text:style-name="P100" text:outline-level="1" text:restart-numbering="true" text:start-value="-1">Document Information</text:h>
      <text:h text:style-name="P102" text:outline-level="2">License</text:h>
      <text:p text:style-name="P1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102"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2" text:outline-level="2">Feedback</text:h>
      <text:p text:style-name="Body"><text:span text:style-name="T19">This document can be downloaded from the OSGi Alliance design repository at </text:span><text:a xlink:type="simple" xlink:href="https://github.com/osgi/design"><text:span text:style-name="T19">https://github.com/osgi/design</text:span></text:a><text:span text:style-name="T19"> The public can provide feedback about this document by opening a bug at https://www.osgi.org/bugzilla/.</text:span></text:p>
      <text:h text:style-name="P10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8">0 Document Information<text:tab/>2</text:p>
          <text:p text:style-name="P109">0.1 License<text:tab/>2</text:p>
          <text:p text:style-name="P109">0.2 Trademarks<text:tab/>3</text:p>
          <text:p text:style-name="P109">0.3 Feedback<text:tab/>3</text:p>
          <text:p text:style-name="P109">0.4 Table of Contents<text:tab/>3</text:p>
          <text:p text:style-name="P109">0.5 Terminology and Document Conventions<text:tab/>4</text:p>
          <text:p text:style-name="P109">0.6 Revision History<text:tab/>4</text:p>
          <text:p text:style-name="P108">1 Introduction<text:tab/>5</text:p>
          <text:p text:style-name="P108">2 Application Domain<text:tab/>5</text:p>
          <text:p text:style-name="P108">3 Problem Description<text:tab/>5</text:p>
          <text:p text:style-name="P108">4 Requirements<text:tab/>6</text:p>
          <text:p text:style-name="P108">5 Technical Solution<text:tab/>6</text:p>
          <text:p text:style-name="P109">5.1 Introduction<text:tab/>6</text:p>
          <text:p text:style-name="P109">5.2 @ObjectClassDefinition<text:tab/>8</text:p>
          <text:p text:style-name="P109">5.3 @AttributeDefinition<text:tab/>9</text:p>
          <text:p text:style-name="P109">5.4 @Option<text:tab/>10</text:p>
          <text:p text:style-name="P109">5.5 @Icon<text:tab/>10</text:p>
          <text:p text:style-name="P109">5.6 Other Changes<text:tab/>10</text:p>
          <text:p text:style-name="P110">5.6.1 Bug 2436<text:tab/>10</text:p>
          <text:p text:style-name="P110">5.6.2 Bug 2540<text:tab/>10</text:p>
          <text:p text:style-name="P110"><text:soft-page-break/>5.6.3 List replaces Vector<text:tab/>10</text:p>
          <text:p text:style-name="P109">5.7 Open Issues<text:tab/>10</text:p>
          <text:p text:style-name="P108">6 Javadoc<text:tab/>10</text:p>
          <text:p text:style-name="P108">7 Considered Alternatives<text:tab/>26</text:p>
          <text:p text:style-name="P109">7.1 @Designate<text:tab/>26</text:p>
          <text:p text:style-name="P108">8 Security Considerations<text:tab/>26</text:p>
          <text:p text:style-name="P108">9 Document Support<text:tab/>26</text:p>
          <text:p text:style-name="P109">9.1 References<text:tab/>26</text:p>
          <text:p text:style-name="P109">9.2 Author’s Address<text:tab/>26</text:p>
          <text:p text:style-name="P109">9.3 Acronyms and Abbreviations<text:tab/>26</text:p>
          <text:p text:style-name="P109">9.4 End of Document<text:tab/>26</text:p>
        </text:index-body>
      </text:table-of-content>
      <text:p text:style-name="P1"/>
      <text:h text:style-name="P102"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text:span text:style-name="T21">Source code is shown in this typeface</text:span>.</text:p>
      <text:h text:style-name="P102"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Revision</text:p>
            </table:table-cell>
            <table:table-cell table:style-name="Table1.A1" office:value-type="string">
              <text:p text:style-name="P20">Date</text:p>
            </table:table-cell>
            <table:table-cell table:style-name="Table1.C1" office:value-type="string">
              <text:p text:style-name="P20">Comments</text:p>
            </table:table-cell>
          </table:table-row>
        </table:table-header-rows>
        <table:table-row table:style-name="Table1.2">
          <table:table-cell table:style-name="Table1.A1" office:value-type="string">
            <text:p text:style-name="P25">Initial</text:p>
          </table:table-cell>
          <table:table-cell table:style-name="Table1.A1" office:value-type="string">
            <text:p text:style-name="P24">2013-11-19</text:p>
          </table:table-cell>
          <table:table-cell table:style-name="Table1.C1" office:value-type="string">
            <text:p text:style-name="P24">Initial draft.</text:p>
            <text:p text:style-name="P24">BJ Hargrave, IBM</text:p>
          </table:table-cell>
        </table:table-row>
        <table:table-row table:style-name="Table1.2">
          <table:table-cell table:style-name="Table1.A3" office:value-type="string">
            <text:p text:style-name="P25">2<text:span text:style-name="T26">nd</text:span></text:p>
          </table:table-cell>
          <table:table-cell table:style-name="Table1.A3" office:value-type="string">
            <text:p text:style-name="P24">2013-11-20</text:p>
          </table:table-cell>
          <table:table-cell table:style-name="Table1.C3" office:value-type="string">
            <text:p text:style-name="P24">Updated after feedback from Peter Kriens. Replaced Designate annotation with designate and designateFactory elements on the ObjectClassDefinition annotation. Also added icon element (and Icon annotation) to ObjectClassDefinition.</text:p>
            <text:p text:style-name="P24">BJ Hargrave. IBM</text:p>
          </table:table-cell>
        </table:table-row>
        <table:table-row table:style-name="Table1.2">
          <table:table-cell table:style-name="Table1.A3" office:value-type="string">
            <text:p text:style-name="P25"><text:change-start text:change-id="ct479370544"/>3<text:span text:style-name="T26">rd</text:span><text:change-end text:change-id="ct479370544"/></text:p>
          </table:table-cell>
          <table:table-cell table:style-name="Table1.A3" office:value-type="string">
            <text:p text:style-name="P24"><text:change-start text:change-id="ct531599152"/>2013-11-21<text:change-end text:change-id="ct531599152"/></text:p>
          </table:table-cell>
          <table:table-cell table:style-name="Table1.C3" office:value-type="string">
            <text:p text:style-name="P24"><text:change-start text:change-id="ct479328560"/>Updates from CPEG meeting. Remove id element from AttributeDefinition. Change annotations to CLASS retention. Rename designate elements to pid. Allow n<text:change-end text:change-id="ct479328560"/><text:change-start text:change-id="ct530668320"/>egative cardinality values to mean List. Allow ObjectClassDefinition to be applied to interfaces. Update Meta Type spec to replace use of Vector with List.</text:p>
            <text:p text:style-name="P24">BJ Hargrave, IBM<text:change-end text:change-id="ct530668320"/></text:p>
          </table:table-cell>
        </table:table-row>
      </table:table>
      <text:p text:style-name="P1"/>
      <text:h text:style-name="P99" text:outline-level="1"><text:soft-page-break/>Introduction</text:h>
      <text:p text:style-name="P1">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99" text:outline-level="1">Application Domain</text:h>
      <text:p text:style-name="P1">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1">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1">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1">Bnd has also provided support for Meta Type annotations. See <text:a xlink:type="simple" xlink:href="http://www.aqute.biz/Bnd/MetaType">http://www.aqute.biz/Bnd/MetaType</text:a>. The Meta.OCD and Meta.AD annotations were inputs to RFC 178.</text:p>
      <text:h text:style-name="P99" text:outline-level="1">Problem Description</text:h>
      <text:p text:style-name="P1">Writing Meta Type Resource documents requires the programmer to author an XML document which both conforms to the Meta Type XML schema and accurately reflects the data and data types in the configuration. The <text:soft-page-break/>programmer must keep changes to the program using the configuration and the XML document in sync. This can be difficult during refactoring and hard to validate during testing to avoid allowing errors from being propagated.</text:p>
      <text:h text:style-name="P99" text:outline-level="1">Requirements</text:h>
      <text:p text:style-name="Body">MTA-0100 – Meta Type resource information must be able to be described in Java source code. This allows for compiler checking of types and refactoring support.</text:p>
      <text:p text:style-name="Body">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99" text:outline-level="1">Technical Solution</text:h>
      <text:h text:style-name="Heading_20_2" text:outline-level="2">Introduction</text:h>
      <text:p text:style-name="P1">Annotations are defined that can applied to the configuration annotation types from RFC 190. An example from RFC 190:</text:p>
      <text:p text:style-name="Preformatted_20_Text"><text:span text:style-name="Default_20_Paragraph_20_Font"><text:span text:style-name="T22">@interface</text:span></text:span><text:span text:style-name="Default_20_Paragraph_20_Font"><text:span text:style-name="T8"> </text:span></text:span><text:span text:style-name="Default_20_Paragraph_20_Font"><text:span text:style-name="T16">Config</text:span></text:span><text:span text:style-name="Default_20_Paragraph_20_Font"><text:span text:style-name="T8"> {</text:span></text:span></text:p>
      <text:p text:style-name="P28"><text:span text:style-name="T2"><text:s text:c="4"/></text:span><text:span text:style-name="T23">boolean</text:span><text:span text:style-name="T2"> enabled() </text:span><text:span text:style-name="T23">default</text:span><text:span text:style-name="T2"> </text:span><text:span text:style-name="T23">true</text:span><text:span text:style-name="T2">;</text:span></text:p>
      <text:p text:style-name="P28"><text:span text:style-name="T2"><text:s text:c="4"/>String[] names() </text:span><text:span text:style-name="T23">default</text:span><text:span text:style-name="T2"> {</text:span><text:span text:style-name="T1">"a"</text:span><text:span text:style-name="T2">, </text:span><text:span text:style-name="T1">"b"</text:span><text:span text:style-name="T2">};</text:span></text:p>
      <text:p text:style-name="P28"><text:span text:style-name="T2"><text:s text:c="4"/>String topic() </text:span><text:span text:style-name="T23">default</text:span><text:span text:style-name="T2"> MyComponent.</text:span><text:span text:style-name="T24">DEFAULT_TOPIC_PREFIX</text:span><text:span text:style-name="T2"> + </text:span><text:span text:style-name="T1">"/topic"</text:span><text:span text:style-name="T2">;</text:span></text:p>
      <text:p text:style-name="P28">}</text:p>
      <text:p text:style-name="P28"/>
      <text:p text:style-name="P29">@Component</text:p>
      <text:p text:style-name="P28"><text:span text:style-name="T23">public</text:span><text:span text:style-name="T2"> </text:span><text:span text:style-name="T23">class</text:span><text:span text:style-name="T2"> MyComponent {</text:span></text:p>
      <text:p text:style-name="P28"><text:span text:style-name="T2"><text:s text:c="4"/></text:span><text:span text:style-name="T23">static</text:span><text:span text:style-name="T2"> </text:span><text:span text:style-name="T23">final</text:span><text:span text:style-name="T2"> String </text:span><text:span text:style-name="T24">DEFAULT_TOPIC_PREFIX</text:span><text:span text:style-name="T2"> = </text:span><text:span text:style-name="T1">"topic.prefix"</text:span><text:span text:style-name="T2">;</text:span></text:p>
      <text:p text:style-name="P28"><text:soft-page-break/><text:span text:style-name="T2"><text:s text:c="4"/></text:span><text:span text:style-name="T23">protected</text:span><text:span text:style-name="T2"> </text:span><text:span text:style-name="T23">void</text:span><text:span text:style-name="T2"> activate(</text:span><text:span text:style-name="T3">Config</text:span><text:span text:style-name="T2"> configuration) {</text:span></text:p>
      <text:p text:style-name="P28"><text:s text:c="8"/>String <text:span text:style-name="T25">t</text:span> = configuration.topic();</text:p>
      <text:p text:style-name="P28"><text:s text:c="4"/>}</text:p>
      <text:p text:style-name="P27">}</text:p>
      <text:p text:style-name="P1">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9">@ObjectClassDefinition</text:p>
      <text:p text:style-name="Preformatted_20_Text"><text:span text:style-name="Default_20_Paragraph_20_Font"><text:span text:style-name="T22">@interface</text:span></text:span><text:span text:style-name="Default_20_Paragraph_20_Font"><text:span text:style-name="T8"> </text:span></text:span><text:span text:style-name="Default_20_Paragraph_20_Font"><text:span text:style-name="T16">Config</text:span></text:span><text:span text:style-name="Default_20_Paragraph_20_Font"><text:span text:style-name="T8"> {</text:span></text:span></text:p>
      <text:p text:style-name="P28"><text:span text:style-name="T2"><text:s text:c="4"/></text:span><text:span text:style-name="T23">boolean</text:span><text:span text:style-name="T2"> enabled() </text:span><text:span text:style-name="T23">default</text:span><text:span text:style-name="T2"> </text:span><text:span text:style-name="T23">true</text:span><text:span text:style-name="T2">;</text:span></text:p>
      <text:p text:style-name="P28"><text:span text:style-name="T2"><text:s text:c="4"/>String[] names() </text:span><text:span text:style-name="T23">default</text:span><text:span text:style-name="T2"> {</text:span><text:span text:style-name="T1">"a"</text:span><text:span text:style-name="T2">, </text:span><text:span text:style-name="T1">"b"</text:span><text:span text:style-name="T2">};</text:span></text:p>
      <text:p text:style-name="P28"><text:span text:style-name="T2"><text:s text:c="4"/>String topic() </text:span><text:span text:style-name="T23">default</text:span><text:span text:style-name="T2"> MyComponent.</text:span><text:span text:style-name="T24">DEFAULT_TOPIC_PREFIX</text:span><text:span text:style-name="T2"> + </text:span><text:span text:style-name="T1">"/topic"</text:span><text:span text:style-name="T2">;</text:span></text:p>
      <text:p text:style-name="P28">}</text:p>
      <text:p text:style-name="P30"/>
      <text:p text:style-name="P1">a tool (like bnd) processing the bundle can automatically generate a Meta Type Resource XML document from the information in the Config type. <text:change text:change-id="ct315548000"/><text:change-start text:change-id="ct315373104"/>The<text:change-end text:change-id="ct315373104"/> main purpose of these annotations<text:change text:change-id="ct479203216"/><text:change-start text:change-id="ct479260768"/> is<text:change-end text:change-id="ct479260768"/>to generate Meta Type Resource XML documents from the configuration annotations.<text:change text:change-id="ct321623808"/></text:p>
      <text:p text:style-name="P1">In this larger example:</text:p>
      <text:p text:style-name="P19"><text:span text:style-name="T3">@ObjectClassDefinition</text:span><text:span text:style-name="T2">(localization = </text:span><text:span text:style-name="T1">"OSGI-INF/l10n/test"</text:span><text:span text:style-name="T2">,</text:span></text:p>
      <text:p text:style-name="P2"><text:span text:style-name="T2"><text:tab/><text:tab/>description = </text:span><text:span text:style-name="T1">"%test.description"</text:span><text:span text:style-name="T2">,</text:span></text:p>
      <text:p text:style-name="P2"><text:span text:style-name="T2"><text:tab/><text:tab/>name = </text:span><text:span text:style-name="T1">"%test.name"</text:span></text:p>
      <text:p text:style-name="P2"><text:span text:style-name="T1"><text:tab/><text:tab/></text:span><text:change text:change-id="ct311435952"/><text:change-start text:change-id="ct321334272"/><text:span text:style-name="T1">pid</text:span><text:change-end text:change-id="ct321334272"/><text:span text:style-name="T1"> = “test.pid”</text:span><text:span text:style-name="T10">,</text:span></text:p>
      <text:p text:style-name="P11"><text:span text:style-name="T12"><text:tab/><text:tab/>icon = </text:span><text:span text:style-name="T17">@Icon</text:span><text:span text:style-name="T12">(resource = </text:span><text:span text:style-name="T6">"icon/test-32.png"</text:span><text:span text:style-name="T12">, size = 32)</text:span><text:span text:style-name="T11">)</text:span></text:p>
      <text:p text:style-name="P2"><text:span text:style-name="T23">public</text:span><text:span text:style-name="T2"> </text:span><text:span text:style-name="T23">@interface</text:span><text:span text:style-name="T2"> </text:span><text:span text:style-name="T3">Test</text:span><text:span text:style-name="T2"> {</text:span></text:p>
      <text:p text:style-name="P2"><text:span text:style-name="T2"><text:tab/></text:span><text:span text:style-name="T3">@AttributeDefinition</text:span><text:span text:style-name="T2">(type = AttributeType.</text:span><text:span text:style-name="T24">PASSWORD</text:span><text:span text:style-name="T2">,</text:span></text:p>
      <text:p text:style-name="P2"><text:span text:style-name="T2"><text:tab/><text:tab/><text:tab/>description = </text:span><text:span text:style-name="T1">"%test.password.description"</text:span><text:span text:style-name="T2">,</text:span></text:p>
      <text:p text:style-name="P2"><text:span text:style-name="T2"><text:tab/><text:tab/><text:tab/>name = </text:span><text:span text:style-name="T1">"%test.password.name"</text:span><text:span text:style-name="T2">)</text:span></text:p>
      <text:p text:style-name="P2"><text:span text:style-name="T2"><text:tab/></text:span><text:span text:style-name="T23">public</text:span><text:span text:style-name="T2"> String _password();</text:span></text:p>
      <text:p text:style-name="P2"/>
      <text:p text:style-name="P2"><text:span text:style-name="T2"><text:tab/></text:span><text:span text:style-name="T3">@AttributeDefinition</text:span><text:span text:style-name="T2">(options = {</text:span></text:p>
      <text:p text:style-name="P2"><text:span text:style-name="T2"><text:tab/><text:tab/><text:tab/></text:span><text:span text:style-name="T3">@Option</text:span><text:span text:style-name="T2">(label = </text:span><text:span text:style-name="T1">"%strategic"</text:span><text:span text:style-name="T2">, value = </text:span><text:span text:style-name="T1">"strategic"</text:span><text:span text:style-name="T2">),</text:span></text:p>
      <text:p text:style-name="P2"><text:span text:style-name="T2"><text:tab/><text:tab/><text:tab/></text:span><text:span text:style-name="T3">@Option</text:span><text:span text:style-name="T2">(label = </text:span><text:span text:style-name="T1">"%principal"</text:span><text:span text:style-name="T2">, value = </text:span><text:span text:style-name="T1">"principal"</text:span><text:span text:style-name="T2">),</text:span></text:p>
      <text:p text:style-name="P2"><text:span text:style-name="T2"><text:tab/><text:tab/><text:tab/></text:span><text:span text:style-name="T3">@Option</text:span><text:span text:style-name="T2">(label = </text:span><text:span text:style-name="T1">"%contributing"</text:span><text:span text:style-name="T2">, value = </text:span><text:span text:style-name="T1">"contributing"</text:span><text:span text:style-name="T2">)</text:span></text:p>
      <text:p text:style-name="P12"><text:tab/>},</text:p>
      <text:p text:style-name="P2"><text:span text:style-name="T2"><text:tab/><text:tab/><text:tab/>defaultValue = </text:span><text:span text:style-name="T1">"contributing"</text:span><text:span text:style-name="T2">,</text:span></text:p>
      <text:p text:style-name="P2"><text:span text:style-name="T2"><text:tab/><text:tab/><text:tab/>description = </text:span><text:span text:style-name="T1">"%test.membertype.description"</text:span><text:span text:style-name="T2">,</text:span></text:p>
      <text:p text:style-name="P2"><text:span text:style-name="T2"><text:tab/><text:tab/><text:tab/>name = </text:span><text:span text:style-name="T1">"%test.membertype.name"</text:span><text:span text:style-name="T2">)</text:span></text:p>
      <text:p text:style-name="P2"><text:span text:style-name="T2"><text:tab/></text:span><text:span text:style-name="T23">public</text:span><text:span text:style-name="T2"> String memberType();</text:span></text:p>
      <text:p text:style-name="P12"/>
      <text:p text:style-name="P2"><text:change text:change-id="ct203328096"/><text:span text:style-name="T2"><text:tab/></text:span><text:span text:style-name="T23">public</text:span><text:span text:style-name="T2"> String </text:span><text:change text:change-id="ct203330176"/><text:change-start text:change-id="ct202724496"/><text:span text:style-name="T2">my_prop</text:span><text:change-end text:change-id="ct202724496"/><text:span text:style-name="T2">();</text:span></text:p>
      <text:p text:style-name="P12">}</text:p>
      <text:p text:style-name="P1">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 pid and an icon resource. AttributeDefinition marks elements of the Test type to provide meta type information. If meta type <text:soft-page-break/>information is not provided by the annotation declaration, default information must be generated from the annotated type.</text:p>
      <text:p text:style-name="P1">This RFC is tied to RFC 190 in that the annotations defined here are to be applied to the configuration annotation types defined by RFC 190.</text:p>
      <text:h text:style-name="Heading_20_2" text:outline-level="2">@ObjectClassDefinition</text:h>
      <text:p text:style-name="Body">The ObjectClassDefinition annotation is applied to a <text:change text:change-id="ct203328480"/>type to mark it for processing into a Meta Type Resource XML document.</text:p>
      <text:p text:style-name="Body">The ObjectClassDefinition annotation can be applied without defining any element values as defaults can be generated from the annotated type. The following elements are defined:</text:p>
      <text:list xml:id="list4320380548249962118" text:style-name="L2">
        <text:list-item>
          <text:p text:style-name="P104">name – (String) A human readable name of the object, can be localized if it starts with a % sign. The default is a string derived from the id where _, $, or camel casing is used to provide spaces. The name becomes the value of the name attribute of the OCD element in the generated Meta Type Resource XML document.</text:p>
        </text:list-item>
        <text:list-item>
          <text:p text:style-name="P104">id – (String) <text:s/>The id of the object, the default is the fully qualified name of the type with a $ as separator for nested classes. This is not to be confused with a PID which can be specified by <text:change text:change-id="ct202713488"/><text:change-start text:change-id="ct203246544"/>the pid or factoryPid element<text:change-end text:change-id="ct203246544"/>. The id becomes the value of the id attribute of the OCD element in the generated Meta Type Resource XML document.</text:p>
        </text:list-item>
        <text:list-item>
          <text:p text:style-name="P104">localization – (String) The localization resource of the object. This refers to a resource property entry in the bundle that can be augmented with locale information. The default is the fully qualified name of the class <text:change text:change-id="ct202695696"/><text:change-start text:change-id="ct202695840"/>prefixed by<text:change-end text:change-id="ct202695840"/> <text:change-start text:change-id="ct202695968"/>“<text:change-end text:change-id="ct202695968"/>OSGI-INF/l10n<text:change-start text:change-id="ct202697760"/>/”<text:change-end text:change-id="ct202697760"/><text:change text:change-id="ct202697920"/>. The localization becomes the value of the localization attribute of the OCD element in the generated Meta Type Resource XML document.</text:p>
        </text:list-item>
      </text:list>
      <text:list xml:id="list4021580965310641529" text:style-name="L3">
        <text:list-item>
          <text:p text:style-name="P105">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105"><text:change text:change-id="ct203325344"/><text:change-start text:change-id="ct202699776"/>pid<text:change-end text:change-id="ct202699776"/> – (String[]) The PIDs associated with the ObjectClassDefinition. The default is no associated PIDs. The <text:change text:change-id="ct202705024"/><text:change-start text:change-id="ct202705200"/>pid<text:change-end text:change-id="ct202705200"/> information becomes a set of Designate elements for each pid which reference the OCD element in the generated Meta Type Resource XML document.</text:p>
        </text:list-item>
        <text:list-item>
          <text:p text:style-name="P105"><text:change text:change-id="ct202705456"/><text:change-start text:change-id="ct202705600"/>factoryPid<text:change-end text:change-id="ct202705600"/> – (String[]) The factory PIDs associated with the ObjectClassDefinition. The default is no associated factory PIDs. The <text:change text:change-id="ct202705728"/><text:change-start text:change-id="ct202705872"/>fact<text:change-end text:change-id="ct202705872"/><text:change-start text:change-id="ct202706000"/>ory pid<text:change-end text:change-id="ct202706000"/> information becomes a set of Designate elements for each factoryPid which reference the OCD element in the generated Meta Type Resource XML document.</text:p>
        </text:list-item>
        <text:list-item>
          <text:p text:style-name="P105">icon – (Icon[]) Specify icons (resource name and size). The default is no icon information. The icon information becomes a set of Icon elements of the OCD element in the generated Meta Type Resource XML document.</text:p>
        </text:list-item>
      </text:list>
      <text:p text:style-name="Body">Each <text:change text:change-id="ct202706368"/><text:change-start text:change-id="ct202706960"/>method<text:change-end text:change-id="ct202706960"/> of the <text:change text:change-id="ct202707088"/><text:s/><text:change text:change-id="ct202707216"/><text:s/>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text:soft-page-break/>@AttributeDefinition</text:h>
      <text:p text:style-name="Body">The AttributeDefinition annotation is an optional annotation which can applied to elements in a configuration annotation type annotated by ObjectClassDefinition. 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 <text:change-start text:change-id="ct202712384"/>The id of the AttributeDefinition is generated from the annotated element name as specified in RFC 190 section 5.6.2 (e.g. removal of dollar sign and converting underscore to dot). The id becomes the value of the id attribute of the AD element in the generated Meta Type Resource XML document and is used as the name of the configuration property.<text:change-end text:change-id="ct202712384"/>The following elements are defined:</text:p>
      <text:list xml:id="list1122511203" text:continue-list="list7954590519156668174" text:style-name="L1">
        <text:list-item>
          <text:p text:style-name="P3">name – (String) A human readable name of the attribute, can be localized if it starts with a % sign. The default is a string derived from the method name where _, $, or camel casing is used to provide spaces. The name becomes the value of the name attribute of the AD element in the generated Meta Type Resource XML document.</text:p>
        </text:list-item>
        <text:list-item>
          <text:p text:style-name="P3"><text:change text:change-id="ct202700560"/>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3">type – (AttributeType) The type of the attribute. This must be one of the types defined in the Metatype specification. The default is derived from the type of the element. Class and Enum types are mapped to String. Annotation types are not supported. <text:span text:style-name="Default_20_Paragraph_20_Font"><text:span text:style-name="T9">A tool processing the annotation should declare an error during processing in this case. </text:span></text:span>The type is used to select the value of the type attribute of the AD element in the generated Meta Type Resource XML document.</text:p>
        </text:list-item>
        <text:list-item>
          <text:p text:style-name="P3">cardinality - (int) The cardinality of the attribute. The default is 0 if the element is not an array and a large positive number if the element is an array type. <text:change-start text:change-id="ct202700720"/>If the element is an array type, a negative value can be specified to indicate the property <text:change-end text:change-id="ct202700720"/><text:change-start text:change-id="ct202710992"/>vqlue should be a list instead of an array. <text:change-end text:change-id="ct202710992"/>The cardinality becomes the value of the cardinality attribute of the AD element in the generated Meta Type Resource XML document.</text:p>
        </text:list-item>
        <text:list-item>
          <text:p text:style-name="P3">min – (String) The minimum value allowed for this attribute. There is no default. The min becomes the value of the min attribute of the AD element in the generated Meta Type Resource XML document.</text:p>
        </text:list-item>
        <text:list-item>
          <text:p text:style-name="P3">max – (String) The maximum value allowed for this attribute. There is no default. The max becomes the value of the max attribute of the AD element in the generated Meta Type Resource XML document.</text:p>
        </text:list-item>
        <text:list-item>
          <text:p text:style-name="P3">defaultValue – (String[]) The default values. The defaultValues are concatenated into a comma delimited list to becomes the value of the default attribute of the AD element in the generated Meta Type Resource XML document.</text:p>
        </text:list-item>
        <text:list-item>
          <text:p text:style-name="P3">required – (boolean) Indicates if this attribute is required. The default is true. The required becomes the value of the required attribute of the AD element in the generated Meta Type Resource XML document.</text:p>
        </text:list-item>
        <text:list-item>
          <text:p text:style-name="P3">options - (Option[]) Specify options (value and optional label). There is only a default if the element type is an Enum or Enum[] in which case the label is the enum element toString() output and the value is the enum element name() output. The options information becomes a set of Option elements of the AD element in the generated Meta Type Resource XML document.</text:p>
        </text:list-item>
      </text:list>
      <text:p text:style-name="P1"><text:change text:change-id="ct202717952"/><text:soft-page-break/></text:p>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change-start text:change-id="ct202716496"/></text:p>
      <text:h text:style-name="Heading_20_3" text:outline-level="3">List replaces Vector</text:h>
      <text:p text:style-name="Body"><text:change-end text:change-id="ct202716496"/><text:change-start text:change-id="ct202716656"/>The Meta Type specification will be updated to refer to List instead of Vector. A Vector is a List and <text:change-end text:change-id="ct202716656"/><text:change-start text:change-id="ct202716752"/>List is the more modern type.<text:change-end text:change-id="ct202716752"/></text:p>
      <text:h text:style-name="P4" text:outline-level="2"><text:change text:change-id="ct531042032"/></text:h>
      <text:h text:style-name="P99" text:outline-level="1">Javadoc</text:h>
      <text:p text:style-name="P1">More Javadoc detail will be added after the first review round of this RFC.</text:p>
      <text:section text:style-name="Sect1" text:name="javadoc" text:protected="true">
        <text:section-source xlink:href="../javadoc.rtf" text:filter-name="Rich Text Format"/>
        <text:p text:style-name="P113">OSGi Javadoc</text:p>
        <text:p text:style-name="P45">11/21/13 8:28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9"><text:span text:style-name="Summary_20_Heading_20_Font">Package Summary</text:span></text:p>
            </table:table-cell>
            <table:covered-table-cell/>
            <table:table-cell table:style-name="Table3.A1" office:value-type="string">
              <text:p text:style-name="P50"><text:span text:style-name="Page_20_Reference_20_Font"><text:span text:style-name="T27">Page</text:span></text:span></text:p>
            </table:table-cell>
          </table:table-row>
          <table:table-row table:style-name="Table3.1">
            <table:table-cell table:style-name="Table3.A2" office:value-type="string">
              <text:p text:style-name="P51"><text:a xlink:type="simple" xlink:href="#r3"><text:span text:style-name="T28">org.osgi.service.metatype.annotations</text:span></text:a></text:p>
            </table:table-cell>
            <table:table-cell table:style-name="Table3.A2" office:value-type="string">
              <text:p text:style-name="P52">Metatype Annotations Package Version 1.3.</text:p>
            </table:table-cell>
            <table:table-cell table:style-name="Table3.A2" office:value-type="string">
              <text:p text:style-name="P50"><text:span text:style-name="Page_20_Reference_20_Font"><text:bookmark-ref text:reference-format="page" text:ref-name="r3">12</text:bookmark-ref></text:span></text:p>
            </table:table-cell>
          </table:table-row>
        </table:table>
        <text:p text:style-name="P114"><text:bookmark text:name="r3"/>Package org.osgi.service.metatype.annotations</text:p>
        <text:p text:style-name="P60"><text:span text:style-name="Code_20_Small">@org.osgi.annotation.versioning.Version(value="1.3")</text:span></text:p>
        <text:p text:style-name="P61">Metatype Annotations Package Version 1.3.</text:p>
        <text:p text:style-name="P62">See:</text:p>
        <text:p text:style-name="P65"><text:a xlink:type="simple" xlink:href="#r2"><text:span text:style-name="T28">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6"><text:span text:style-name="Summary_20_Heading_20_Font1">Enum Summary</text:span></text:p>
            </table:table-cell>
            <table:covered-table-cell/>
            <table:table-cell table:style-name="Table5.A1" office:value-type="string">
              <text:p text:style-name="P57"><text:span text:style-name="Page_20_Reference_20_Font">Page</text:span></text:p>
            </table:table-cell>
          </table:table-row>
          <table:table-row table:style-name="Table5.1">
            <table:table-cell table:style-name="Table5.A2" office:value-type="string">
              <text:p text:style-name="P51"><text:a xlink:type="simple" xlink:href="#r27"><text:span text:style-name="T28">AttributeType</text:span></text:a></text:p>
            </table:table-cell>
            <table:table-cell table:style-name="Table5.A2" office:value-type="string">
              <text:p text:style-name="P51"><text:span text:style-name="T35">Attribute types for the </text:span><text:a xlink:type="simple" xlink:href="#r13"><text:span text:style-name="Code1"><text:span text:style-name="T31">AttributeDefinition</text:span></text:span></text:a><text:span text:style-name="Default_20_Paragraph_20_Font"><text:span text:style-name="T35"> annotation.</text:span></text:span></text:p>
            </table:table-cell>
            <table:table-cell table:style-name="Table5.A2" office:value-type="string">
              <text:p text:style-name="P53"><text:span text:style-name="Page_20_Reference_20_Font"><text:span text:style-name="T37"><text:bookmark-ref text:reference-format="page" text:ref-name="r27">17</text:bookmark-ref></text:span></text:span></text:p>
            </table:table-cell>
          </table:table-row>
        </table:table>
        <text:p text:style-name="P38"/>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8"><text:span text:style-name="Summary_20_Heading_20_Font1"><text:span text:style-name="T2">Annotation Types Summary</text:span></text:span></text:p>
            </table:table-cell>
            <table:covered-table-cell/>
            <table:table-cell table:style-name="Table6.A1" office:value-type="string">
              <text:p text:style-name="P59"><text:span text:style-name="Page_20_Reference_20_Font"><text:span text:style-name="T13">Page</text:span></text:span></text:p>
            </table:table-cell>
          </table:table-row>
          <table:table-row table:style-name="Table6.1">
            <table:table-cell table:style-name="Table6.A2" office:value-type="string">
              <text:p text:style-name="P51"><text:a xlink:type="simple" xlink:href="#r13"><text:span text:style-name="T28">AttributeDefinition</text:span></text:a></text:p>
            </table:table-cell>
            <table:table-cell table:style-name="Table6.A2" office:value-type="string">
              <text:p text:style-name="P54"><text:span text:style-name="Code1"><text:span text:style-name="T2">AttributeDefinition</text:span></text:span><text:span text:style-name="Default_20_Paragraph_20_Font"><text:span text:style-name="T14"> information for the annotated method.</text:span></text:span></text:p>
            </table:table-cell>
            <table:table-cell table:style-name="Table6.A2" office:value-type="string">
              <text:p text:style-name="P55"><text:span text:style-name="Page_20_Reference_20_Font"><text:span text:style-name="T2"><text:bookmark-ref text:reference-format="page" text:ref-name="r13">13</text:bookmark-ref></text:span></text:span></text:p>
            </table:table-cell>
          </table:table-row>
          <table:table-row table:style-name="Table6.1">
            <table:table-cell table:style-name="Table6.A3" office:value-type="string">
              <text:p text:style-name="P51"><text:a xlink:type="simple" xlink:href="#r30"><text:span text:style-name="T28">Icon</text:span></text:a></text:p>
            </table:table-cell>
            <table:table-cell table:style-name="Table6.A3" office:value-type="string">
              <text:p text:style-name="P51"><text:span text:style-name="Code1"><text:span text:style-name="T2">Icon</text:span></text:span><text:span text:style-name="Default_20_Paragraph_20_Font"><text:span text:style-name="T14"> information for an </text:span></text:span><text:a xlink:type="simple" xlink:href="#r38"><text:span text:style-name="Code1"><text:span text:style-name="T30">ObjectClassDefinition</text:span></text:span></text:a><text:span text:style-name="Default_20_Paragraph_20_Font"><text:span text:style-name="T14">.</text:span></text:span></text:p>
            </table:table-cell>
            <table:table-cell table:style-name="Table6.A3" office:value-type="string">
              <text:p text:style-name="P55"><text:span text:style-name="Page_20_Reference_20_Font"><text:span text:style-name="T2"><text:bookmark-ref text:reference-format="page" text:ref-name="r30">21</text:bookmark-ref></text:span></text:span></text:p>
            </table:table-cell>
          </table:table-row>
          <table:table-row table:style-name="Table6.1">
            <table:table-cell table:style-name="Table6.A3" office:value-type="string">
              <text:p text:style-name="P51"><text:a xlink:type="simple" xlink:href="#r38"><text:span text:style-name="T28">ObjectClassDefinition</text:span></text:a></text:p>
            </table:table-cell>
            <table:table-cell table:style-name="Table6.A3" office:value-type="string">
              <text:p text:style-name="P54"><text:span text:style-name="T14">Generate a Meta Type Resource using the annotated type as an </text:span><text:span text:style-name="Code1"><text:span text:style-name="T2">ObjectClassDefinition</text:span></text:span><text:span text:style-name="Default_20_Paragraph_20_Font"><text:span text:style-name="T14">.</text:span></text:span></text:p>
            </table:table-cell>
            <table:table-cell table:style-name="Table6.A3" office:value-type="string">
              <text:p text:style-name="P55"><text:span text:style-name="Page_20_Reference_20_Font"><text:span text:style-name="T2"><text:bookmark-ref text:reference-format="page" text:ref-name="r38">22</text:bookmark-ref></text:span></text:span></text:p>
            </table:table-cell>
          </table:table-row>
          <table:table-row table:style-name="Table6.1">
            <table:table-cell table:style-name="Table6.A3" office:value-type="string">
              <text:p text:style-name="P51"><text:a xlink:type="simple" xlink:href="#r41"><text:span text:style-name="T28">Option</text:span></text:a></text:p>
            </table:table-cell>
            <table:table-cell table:style-name="Table6.A3" office:value-type="string">
              <text:p text:style-name="P51"><text:span text:style-name="Code1"><text:span text:style-name="T2">Option</text:span></text:span><text:span text:style-name="Default_20_Paragraph_20_Font"><text:span text:style-name="T14"> information for an </text:span></text:span><text:a xlink:type="simple" xlink:href="#r13"><text:span text:style-name="Code1"><text:span text:style-name="T30">AttributeDefinition</text:span></text:span></text:a><text:span text:style-name="Default_20_Paragraph_20_Font"><text:span text:style-name="T14">.</text:span></text:span></text:p>
            </table:table-cell>
            <table:table-cell table:style-name="Table6.A3" office:value-type="string">
              <text:p text:style-name="P55"><text:span text:style-name="Page_20_Reference_20_Font"><text:span text:style-name="T2"><text:bookmark-ref text:reference-format="page" text:ref-name="r41">25</text:bookmark-ref></text:span></text:span></text:p>
            </table:table-cell>
          </table:table-row>
        </table:table>
        <text:p text:style-name="P72"><text:bookmark text:name="r2"/>Package org.osgi.service.metatype.annotations Description</text:p>
        <text:p text:style-name="P73">Metatype Annotations Package Version 1.3.</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4"><text:span text:style-name="Code1">Import-Package: org.osgi.service.metatype.annotations; version="[1.3,2.0)"</text:span></text:p>
        <text:p text:style-name="P73">Example import for providers implementing the API in this package:</text:p>
        <text:p text:style-name="P40"><text:span text:style-name="Code1">Import-Package: org.osgi.service.metatype.annotations; version="[1.3,1.4)"</text:span></text:p>
        <text:p text:style-name="P33"><text:bookmark text:name="r13"/>Annotation Type AttributeDefinition</text:p>
        <text:p text:style-name="P75"><text:a xlink:type="simple" xlink:href="#r3"><text:span text:style-name="T33">org.osgi.service.metatype.annotations</text:span></text:a></text:p>
        <text:p text:style-name="P63"/>
        <text:p text:style-name="P78"><text:span text:style-name="Code_20_Small1">@Retention(value=RetentionPolicy.CLASS)<text:line-break/>@Target(value=ElementType.METHOD)<text:line-break/></text:span><text:span text:style-name="Code2">public @interface </text:span><text:span text:style-name="Code2"><text:span text:style-name="T27">AttributeDefinition</text:span></text:span></text:p>
        <text:p text:style-name="P74"><text:span text:style-name="Code2">AttributeDefinition</text:span><text:span text:style-name="Default_20_Paragraph_20_Font"><text:span text:style-name="T36"> information for the annotated method.</text:span></text:span></text:p>
        <text:p text:style-name="P74"><text:span text:style-name="T36">Each method of a type annotated by </text:span><text:a xlink:type="simple" xlink:href="#r38"><text:span text:style-name="Code2"><text:span text:style-name="T30">ObjectClassDefinition</text:span></text:span></text:a><text:span text:style-name="Default_20_Paragraph_20_Font"><text:span text:style-name="T36"> has an implied AttributeDefinition annotation. This annotation is only used to specify non-default AttributeDefinition information.</text:span></text:span></text:p>
        <text:p text:style-name="P74"><text:span text:style-name="T36">The </text:span><text:span text:style-name="Code2">id</text:span><text:span text:style-name="Default_20_Paragraph_20_Font"><text:span text:style-name="T36"> of this AttributeDefinition is generated from the name of the annotated method. The annotated method name is processed from left to right changing each character as follows:</text:span></text:span></text:p>
        <text:list xml:id="list7194863105334035323" text:style-name="RTF_5f_Num_20_2">
          <text:list-item>
            <text:p text:style-name="P43"><text:span text:style-name="T14">A dollar sign (</text:span><text:span text:style-name="Code2"><text:span text:style-name="T2">'$'</text:span></text:span><text:span text:style-name="Default_20_Paragraph_20_Font"><text:span text:style-name="T14"> \u0024) is removed unless it is followed by another dollar sign in which case the two consecutive dollar signs ( </text:span></text:span><text:span text:style-name="Code2"><text:span text:style-name="T2">'$$'</text:span></text:span><text:span text:style-name="Default_20_Paragraph_20_Font"><text:span text:style-name="T14">) are changed to a single dollar sign.</text:span></text:span></text:p>
          </text:list-item>
          <text:list-item>
            <text:p text:style-name="P43"><text:span text:style-name="T14">A low line (</text:span><text:span text:style-name="Code2"><text:span text:style-name="T2">'_'</text:span></text:span><text:span text:style-name="Default_20_Paragraph_20_Font"><text:span text:style-name="T14"> \u005F) is changed to a full stop ( </text:span></text:span><text:span text:style-name="Code2"><text:span text:style-name="T2">'.'</text:span></text:span><text:span text:style-name="Default_20_Paragraph_20_Font"><text:span text:style-name="T14"> \u002E) unless is it followed by another low line in which case the two consecutive low lines (</text:span></text:span><text:span text:style-name="Code2"><text:span text:style-name="T2">'__'</text:span></text:span><text:span text:style-name="Default_20_Paragraph_20_Font"><text:span text:style-name="T14">) are changed to a single low line.</text:span></text:span></text:p>
          </text:list-item>
          <text:list-item>
            <text:p text:style-name="P44">All other characters are unchanged.</text:p>
          </text:list-item>
        </text:list>
        <text:p text:style-name="P73">This id is the value of the id attribute of the generate AD element and is used as the name of the corresponding configuration property.</text:p>
        <text:p text:style-name="P46">This annotation is not processed at runtime. It must be processed by tools and used to generate a Meta Type Resource document for the bundle.</text:p>
        <text:p text:style-name="P76">See Also:</text:p>
        <text:p text:style-name="P67">"The AD element of a Meta Type Resource."</text:p>
        <text:p text:style-name="P7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0"><text:span text:style-name="Summary_20_Heading_20_Font2"><text:span text:style-name="T2">Required Element Summary</text:span></text:span></text:p>
            </table:table-cell>
            <table:covered-table-cell/>
            <table:table-cell table:style-name="Table8.A1" office:value-type="string">
              <text:p text:style-name="P81"><text:span text:style-name="Page_20_Reference_20_Font"><text:span text:style-name="T13">Page</text:span></text:span></text:p>
            </table:table-cell>
          </table:table-row>
          <table:table-row table:style-name="Table8.1">
            <table:table-cell table:style-name="Table8.A2" office:value-type="string">
              <text:p text:style-name="P82"><text:span text:style-name="Code_20_Small1"><text:span text:style-name="T2">int</text:span></text:span></text:p>
            </table:table-cell>
            <table:table-cell table:style-name="Table8.A2" office:value-type="string">
              <text:p text:style-name="P87"><text:a xlink:type="simple" xlink:href="#r7"><text:span text:style-name="Code2"><text:span text:style-name="T32">cardinality</text:span></text:span></text:a></text:p>
              <text:p text:style-name="P88">The cardinality of this AttributeDefinition.</text:p>
            </table:table-cell>
            <table:table-cell table:style-name="Table8.C2" office:value-type="string">
              <text:p text:style-name="P83"><text:span text:style-name="Page_20_Reference_20_Font"><text:span text:style-name="T2"><text:bookmark-ref text:reference-format="page" text:ref-name="r7">14</text:bookmark-ref></text:span></text:span></text:p>
            </table:table-cell>
          </table:table-row>
          <table:table-row table:style-name="Table8.1">
            <table:table-cell table:style-name="Table8.A3" office:value-type="string">
              <text:p text:style-name="P82"><text:span text:style-name="Code_20_Small1"><text:span text:style-name="T2">String[]</text:span></text:span></text:p>
            </table:table-cell>
            <table:table-cell table:style-name="Table8.A3" office:value-type="string">
              <text:p text:style-name="P87"><text:a xlink:type="simple" xlink:href="#r10"><text:span text:style-name="Code2"><text:span text:style-name="T32">defaultValue</text:span></text:span></text:a></text:p>
              <text:p text:style-name="P88">The default value for this AttributeDefinition.</text:p>
            </table:table-cell>
            <table:table-cell table:style-name="Table8.C3" office:value-type="string">
              <text:p text:style-name="P83"><text:span text:style-name="Page_20_Reference_20_Font"><text:span text:style-name="T2"><text:bookmark-ref text:reference-format="page" text:ref-name="r10">15</text:bookmark-ref></text:span></text:span></text:p>
            </table:table-cell>
          </table:table-row>
          <table:table-row table:style-name="Table8.1">
            <table:table-cell table:style-name="Table8.A3" office:value-type="string">
              <text:p text:style-name="P82"><text:span text:style-name="Code_20_Small1"><text:span text:style-name="T2">String</text:span></text:span></text:p>
            </table:table-cell>
            <table:table-cell table:style-name="Table8.A3" office:value-type="string">
              <text:p text:style-name="P87"><text:a xlink:type="simple" xlink:href="#r5"><text:span text:style-name="Code2"><text:span text:style-name="T32">description</text:span></text:span></text:a></text:p>
              <text:p text:style-name="P88">The human readable description of this AttributeDefinition.</text:p>
            </table:table-cell>
            <table:table-cell table:style-name="Table8.C3" office:value-type="string">
              <text:p text:style-name="P83"><text:span text:style-name="Page_20_Reference_20_Font"><text:span text:style-name="T2"><text:bookmark-ref text:reference-format="page" text:ref-name="r5">14</text:bookmark-ref></text:span></text:span></text:p>
            </table:table-cell>
          </table:table-row>
          <table:table-row table:style-name="Table8.1">
            <table:table-cell table:style-name="Table8.A3" office:value-type="string">
              <text:p text:style-name="P82"><text:span text:style-name="Code_20_Small1"><text:span text:style-name="T2">String</text:span></text:span></text:p>
            </table:table-cell>
            <table:table-cell table:style-name="Table8.A3" office:value-type="string">
              <text:p text:style-name="P87"><text:a xlink:type="simple" xlink:href="#r9"><text:span text:style-name="Code2"><text:span text:style-name="T32">max</text:span></text:span></text:a></text:p>
              <text:p text:style-name="P88">The maximum value for this AttributeDefinition.</text:p>
            </table:table-cell>
            <table:table-cell table:style-name="Table8.C3" office:value-type="string">
              <text:p text:style-name="P83"><text:span text:style-name="Page_20_Reference_20_Font"><text:span text:style-name="T2"><text:bookmark-ref text:reference-format="page" text:ref-name="r9">15</text:bookmark-ref></text:span></text:span></text:p>
            </table:table-cell>
          </table:table-row>
          <table:table-row table:style-name="Table8.1">
            <table:table-cell table:style-name="Table8.A3" office:value-type="string">
              <text:p text:style-name="P82"><text:span text:style-name="Code_20_Small1"><text:span text:style-name="T2">String</text:span></text:span></text:p>
            </table:table-cell>
            <table:table-cell table:style-name="Table8.A3" office:value-type="string">
              <text:p text:style-name="P87"><text:a xlink:type="simple" xlink:href="#r8"><text:span text:style-name="Code2"><text:span text:style-name="T32">min</text:span></text:span></text:a></text:p>
              <text:p text:style-name="P88">The minimum value for this AttributeDefinition.</text:p>
            </table:table-cell>
            <table:table-cell table:style-name="Table8.C3" office:value-type="string">
              <text:p text:style-name="P83"><text:span text:style-name="Page_20_Reference_20_Font"><text:span text:style-name="T2"><text:bookmark-ref text:reference-format="page" text:ref-name="r8">15</text:bookmark-ref></text:span></text:span></text:p>
            </table:table-cell>
          </table:table-row>
          <table:table-row table:style-name="Table8.1">
            <table:table-cell table:style-name="Table8.A3" office:value-type="string">
              <text:p text:style-name="P82"><text:span text:style-name="Code_20_Small1"><text:span text:style-name="T2">String</text:span></text:span></text:p>
            </table:table-cell>
            <table:table-cell table:style-name="Table8.A3" office:value-type="string">
              <text:p text:style-name="P87"><text:a xlink:type="simple" xlink:href="#r4"><text:span text:style-name="Code2"><text:span text:style-name="T32">name</text:span></text:span></text:a></text:p>
              <text:p text:style-name="P88">The human readable name of this AttributeDefinition.</text:p>
            </table:table-cell>
            <table:table-cell table:style-name="Table8.C3" office:value-type="string">
              <text:p text:style-name="P83"><text:span text:style-name="Page_20_Reference_20_Font"><text:span text:style-name="T2"><text:bookmark-ref text:reference-format="page" text:ref-name="r4">13</text:bookmark-ref></text:span></text:span></text:p>
            </table:table-cell>
          </table:table-row>
          <table:table-row table:style-name="Table8.1">
            <table:table-cell table:style-name="Table8.A3" office:value-type="string">
              <text:p text:style-name="P84"><text:a xlink:type="simple" xlink:href="#r41"><text:span text:style-name="Code_20_Small1"><text:span text:style-name="T30">Option</text:span></text:span></text:a><text:span text:style-name="Code_20_Small1"><text:span text:style-name="T2">[]</text:span></text:span></text:p>
            </table:table-cell>
            <table:table-cell table:style-name="Table8.A3" office:value-type="string">
              <text:p text:style-name="P87"><text:a xlink:type="simple" xlink:href="#r12"><text:span text:style-name="Code2"><text:span text:style-name="T32">options</text:span></text:span></text:a></text:p>
              <text:p text:style-name="P88">The option information for this AttributeDefinition.</text:p>
            </table:table-cell>
            <table:table-cell table:style-name="Table8.C3" office:value-type="string">
              <text:p text:style-name="P83"><text:span text:style-name="Page_20_Reference_20_Font"><text:span text:style-name="T2"><text:bookmark-ref text:reference-format="page" text:ref-name="r12">15</text:bookmark-ref></text:span></text:span></text:p>
            </table:table-cell>
          </table:table-row>
          <table:table-row table:style-name="Table8.1">
            <table:table-cell table:style-name="Table8.A3" office:value-type="string">
              <text:p text:style-name="P82"><text:span text:style-name="Code_20_Small1"><text:span text:style-name="T2">boolean</text:span></text:span></text:p>
            </table:table-cell>
            <table:table-cell table:style-name="Table8.A3" office:value-type="string">
              <text:p text:style-name="P87"><text:a xlink:type="simple" xlink:href="#r11"><text:span text:style-name="Code2"><text:span text:style-name="T32">required</text:span></text:span></text:a></text:p>
              <text:p text:style-name="P88">The required value for this AttributeDefinition.</text:p>
            </table:table-cell>
            <table:table-cell table:style-name="Table8.C3" office:value-type="string">
              <text:p text:style-name="P83"><text:span text:style-name="Page_20_Reference_20_Font"><text:span text:style-name="T2"><text:bookmark-ref text:reference-format="page" text:ref-name="r11">15</text:bookmark-ref></text:span></text:span></text:p>
            </table:table-cell>
          </table:table-row>
          <table:table-row table:style-name="Table8.1">
            <table:table-cell table:style-name="Table8.A3" office:value-type="string">
              <text:p text:style-name="P84"><text:a xlink:type="simple" xlink:href="#r27"><text:span text:style-name="Code_20_Small1"><text:span text:style-name="T30">AttributeType</text:span></text:span></text:a></text:p>
            </table:table-cell>
            <table:table-cell table:style-name="Table8.A3" office:value-type="string">
              <text:p text:style-name="P87"><text:a xlink:type="simple" xlink:href="#r6"><text:span text:style-name="Code2"><text:span text:style-name="T32">type</text:span></text:span></text:a></text:p>
              <text:p text:style-name="P88">The type of this AttributeDefinition.</text:p>
            </table:table-cell>
            <table:table-cell table:style-name="Table8.C3" office:value-type="string">
              <text:p text:style-name="P83"><text:span text:style-name="Page_20_Reference_20_Font"><text:span text:style-name="T2"><text:bookmark-ref text:reference-format="page" text:ref-name="r6">14</text:bookmark-ref></text:span></text:span></text:p>
            </table:table-cell>
          </table:table-row>
        </table:table>
        <text:p text:style-name="P31">Element Detail</text:p>
        <text:p text:style-name="P98"><text:bookmark text:name="r4"/>name</text:p>
        <text:p text:style-name="P47"><text:span text:style-name="Code2">public abstract String </text:span><text:span text:style-name="Code2"><text:span text:style-name="T27">name</text:span></text:span></text:p>
        <text:p text:style-name="P69"><text:soft-page-break/>The human readable name of this AttributeDefinition.</text:p>
        <text:p text:style-name="P70"><text:span text:style-name="T36">If not specified, the name of this AttributeDefinition is derived from the name of the annotated method. For example, low line (</text:span><text:span text:style-name="Code2">'_'</text:span><text:span text:style-name="Default_20_Paragraph_20_Font"><text:span text:style-name="T36"> \u005F) and dollar sign (</text:span></text:span><text:span text:style-name="Code2">'$'</text:span><text:span text:style-name="Default_20_Paragraph_20_Font"><text:span text:style-name="T36"> \u0024) are replaced with space ( </text:span></text:span><text:span text:style-name="Code2">' '</text:span><text:span text:style-name="Default_20_Paragraph_20_Font"><text:span text:style-name="T36"> \u0020) and space is inserted between camel case words.</text:span></text:span></text:p>
        <text:p text:style-name="P65"><text:span text:style-name="T36">If the name begins with the percent sign (</text:span><text:span text:style-name="Code2">'%'</text:span><text:span text:style-name="Default_20_Paragraph_20_Font"><text:span text:style-name="T36"> \u0025), the name can be </text:span></text:span><text:a xlink:type="simple" xlink:href="#r34"><text:span text:style-name="Code2"><text:span text:style-name="T30">localized</text:span></text:span></text:a><text:span text:style-name="Default_20_Paragraph_20_Font"><text:span text:style-name="T36">.</text:span></text:span></text:p>
        <text:p text:style-name="P71">Default:</text:p>
        <text:p text:style-name="P90">""</text:p>
        <text:p text:style-name="P71">See Also:</text:p>
        <text:p text:style-name="P90">"The name attribute of the AD element of a Meta Type Resource."</text:p>
        <text:p text:style-name="P92"/>
        <text:p text:style-name="P97"><text:bookmark text:name="r5"/>description</text:p>
        <text:p text:style-name="P47"><text:span text:style-name="Code2">public abstract String </text:span><text:span text:style-name="Code2"><text:span text:style-name="T27">description</text:span></text:span></text:p>
        <text:p text:style-name="P69">The human readable description of this AttributeDefinition.</text:p>
        <text:p text:style-name="P69">If not specified, the description of this AttributeDefinition is the empty string.</text:p>
        <text:p text:style-name="P65"><text:span text:style-name="T36">If the description begins with the percent sign (</text:span><text:span text:style-name="Code2">'%'</text:span><text:span text:style-name="Default_20_Paragraph_20_Font"><text:span text:style-name="T36"> \u0025), the description can be </text:span></text:span><text:a xlink:type="simple" xlink:href="#r34"><text:span text:style-name="Code2"><text:span text:style-name="T30">localized</text:span></text:span></text:a><text:span text:style-name="Default_20_Paragraph_20_Font"><text:span text:style-name="T36">.</text:span></text:span></text:p>
        <text:p text:style-name="P71">Default:</text:p>
        <text:p text:style-name="P90">""</text:p>
        <text:p text:style-name="P71">See Also:</text:p>
        <text:p text:style-name="P90">"The description attribute of the AD element of a Meta Type Resource."</text:p>
        <text:p text:style-name="P92"/>
        <text:p text:style-name="P97"><text:bookmark text:name="r6"/>type</text:p>
        <text:p text:style-name="P47"><text:span text:style-name="Code2">public abstract </text:span><text:a xlink:type="simple" xlink:href="#r27"><text:span text:style-name="Code2"><text:span text:style-name="T30">AttributeType</text:span></text:span></text:a><text:span text:style-name="Code2"> </text:span><text:span text:style-name="Code2"><text:span text:style-name="T27">type</text:span></text:span></text:p>
        <text:p text:style-name="P69">The type of this AttributeDefinition.</text:p>
        <text:p text:style-name="P70"><text:span text:style-name="T36">This must be one of the defined </text:span><text:a xlink:type="simple" xlink:href="#r27"><text:span text:style-name="Code2"><text:span text:style-name="T30">attributes types</text:span></text:span></text:a><text:span text:style-name="Default_20_Paragraph_20_Font"><text:span text:style-name="T36">.</text:span></text:span></text:p>
        <text:p text:style-name="P65"><text:span text:style-name="T36">If not specified, the type is derived from the return type of the annotated method. Return types of </text:span><text:span text:style-name="Code2">Class</text:span><text:span text:style-name="Default_20_Paragraph_20_Font"><text:span text:style-name="T36"> and </text:span></text:span><text:span text:style-name="Code2">Enum</text:span><text:span text:style-name="Default_20_Paragraph_20_Font"><text:span text:style-name="T36"> are mapped to </text:span></text:span><text:a xlink:type="simple" xlink:href="#r14"><text:span text:style-name="Code2"><text:span text:style-name="T30">STRING</text:span></text:span></text:a><text:span text:style-name="Default_20_Paragraph_20_Font"><text:span text:style-name="T36">. A tool processing the annotation should declare an error for unsupported return types.</text:span></text:span></text:p>
        <text:p text:style-name="P71">Default:</text:p>
        <text:p text:style-name="P91"><text:a xlink:type="simple" xlink:href="#r14"><text:span text:style-name="T29">AttributeType.STRING</text:span></text:a></text:p>
        <text:p text:style-name="P71">See Also:</text:p>
        <text:p text:style-name="P90">"The type attribute of the AD element of a Meta Type Resource."</text:p>
        <text:p text:style-name="P92"/>
        <text:p text:style-name="P97"><text:bookmark text:name="r7"/>cardinality</text:p>
        <text:p text:style-name="P47"><text:span text:style-name="Code2">public abstract int </text:span><text:span text:style-name="Code2"><text:span text:style-name="T27">cardinality</text:span></text:span></text:p>
        <text:p text:style-name="P69">The cardinality of this AttributeDefinition.</text:p>
        <text:p text:style-name="P66">If not specified, the cardinality is derived from the return type of the annotated method. For non-array and non-Collection return types, that is a scalar type, the cardinality is 0. For array return types, the cardinality is a large positive value. For Collection return types, the cardinality is a large negative value.</text:p>
        <text:p text:style-name="P71">Default:</text:p>
        <text:p text:style-name="P90">0</text:p>
        <text:p text:style-name="P71">See Also:</text:p>
        <text:p text:style-name="P90">"The cardinality attribute of the AD element of a Meta Type Resource."</text:p>
        <text:p text:style-name="P92"><text:soft-page-break/></text:p>
        <text:p text:style-name="P97"><text:bookmark text:name="r8"/>min</text:p>
        <text:p text:style-name="P47"><text:span text:style-name="Code2">public abstract String </text:span><text:span text:style-name="Code2"><text:span text:style-name="T27">min</text:span></text:span></text:p>
        <text:p text:style-name="P69">The minimum value for this AttributeDefinition.</text:p>
        <text:p text:style-name="P66">If not specified, there is no minimum value.</text:p>
        <text:p text:style-name="P71">Default:</text:p>
        <text:p text:style-name="P90">""</text:p>
        <text:p text:style-name="P71">See Also:</text:p>
        <text:p text:style-name="P90">"The min attribute of the AD element of a Meta Type Resource."</text:p>
        <text:p text:style-name="P92"/>
        <text:p text:style-name="P97"><text:bookmark text:name="r9"/>max</text:p>
        <text:p text:style-name="P47"><text:span text:style-name="Code2">public abstract String </text:span><text:span text:style-name="Code2"><text:span text:style-name="T27">max</text:span></text:span></text:p>
        <text:p text:style-name="P69">The maximum value for this AttributeDefinition.</text:p>
        <text:p text:style-name="P66">If not specified, there is no maximum value.</text:p>
        <text:p text:style-name="P71">Default:</text:p>
        <text:p text:style-name="P90">""</text:p>
        <text:p text:style-name="P71">See Also:</text:p>
        <text:p text:style-name="P90">"The max attribute of the AD element of a Meta Type Resource."</text:p>
        <text:p text:style-name="P92"/>
        <text:p text:style-name="P97"><text:bookmark text:name="r10"/>defaultValue</text:p>
        <text:p text:style-name="P47"><text:span text:style-name="Code2">public abstract String[] </text:span><text:span text:style-name="Code2"><text:span text:style-name="T27">defaultValue</text:span></text:span></text:p>
        <text:p text:style-name="P69">The default value for this AttributeDefinition.</text:p>
        <text:p text:style-name="P66">If not specified, there is no default value.</text:p>
        <text:p text:style-name="P71">Default:</text:p>
        <text:p text:style-name="P90">{}</text:p>
        <text:p text:style-name="P71">See Also:</text:p>
        <text:p text:style-name="P90">"The default attribute of the AD element of a Meta Type Resource."</text:p>
        <text:p text:style-name="P92"/>
        <text:p text:style-name="P97"><text:bookmark text:name="r11"/>required</text:p>
        <text:p text:style-name="P47"><text:span text:style-name="Code2">public abstract boolean </text:span><text:span text:style-name="Code2"><text:span text:style-name="T27">required</text:span></text:span></text:p>
        <text:p text:style-name="P69">The required value for this AttributeDefinition.</text:p>
        <text:p text:style-name="P65"><text:span text:style-name="T36">If not specified, the value is </text:span><text:span text:style-name="Code2">true</text:span><text:span text:style-name="Default_20_Paragraph_20_Font"><text:span text:style-name="T36">.</text:span></text:span></text:p>
        <text:p text:style-name="P71">Default:</text:p>
        <text:p text:style-name="P90">true</text:p>
        <text:p text:style-name="P71">See Also:</text:p>
        <text:p text:style-name="P90">"The required attribute of the AD element of a Meta Type Resource."</text:p>
        <text:p text:style-name="P92"/>
        <text:p text:style-name="P97"><text:bookmark text:name="r12"/>options</text:p>
        <text:p text:style-name="P47"><text:span text:style-name="Code2">public abstract </text:span><text:a xlink:type="simple" xlink:href="#r41"><text:span text:style-name="Code2"><text:span text:style-name="T30">Option</text:span></text:span></text:a><text:span text:style-name="Code2">[] </text:span><text:span text:style-name="Code2"><text:span text:style-name="T27">options</text:span></text:span></text:p>
        <text:p text:style-name="P69"><text:soft-page-break/>The option information for this AttributeDefinition.</text:p>
        <text:p text:style-name="P65"><text:span text:style-name="T36">For each specified </text:span><text:a xlink:type="simple" xlink:href="#r41"><text:span text:style-name="Code2"><text:span text:style-name="T30">Option</text:span></text:span></text:a><text:span text:style-name="Default_20_Paragraph_20_Font"><text:span text:style-name="T36">, an </text:span></text:span><text:span text:style-name="Code2">Option</text:span><text:span text:style-name="Default_20_Paragraph_20_Font"><text:span text:style-name="T36"> element is generated for this AttributeDefinition. If not specified, no Option elements will be generated.</text:span></text:span></text:p>
        <text:p text:style-name="P71">Default:</text:p>
        <text:p text:style-name="P90">{}</text:p>
        <text:p text:style-name="P71">See Also:</text:p>
        <text:p text:style-name="P90">"The Option element of a Meta Type Resource."</text:p>
        <text:p text:style-name="P34"><text:bookmark text:name="r27"/>Enum AttributeType</text:p>
        <text:p text:style-name="P75"><text:a xlink:type="simple" xlink:href="#r3"><text:span text:style-name="T33">org.osgi.service.metatype.annotations</text:span></text:a></text:p>
        <text:p text:style-name="P64"><text:span text:style-name="Code2">java.lang.Object</text:span></text:p>
        <text:p text:style-name="P77"><text:span text:style-name="Code2">  </text:span><text:span text:style-name="Code2"><draw:frame draw:style-name="fr3" text:anchor-type="as-char" svg:width="0.1563in" svg:height="0.1457in" draw:z-index="11"><draw:image xlink:href="Pictures/100002000000000F0000000E443DCD33.png" xlink:type="simple" xlink:show="embed" xlink:actuate="onLoad"/></draw:frame></text:span><text:span text:style-name="Code2">java.lang.Enum&lt;</text:span><text:a xlink:type="simple" xlink:href="#r27"><text:span text:style-name="Code2"><text:span text:style-name="T30">AttributeType</text:span></text:span></text:a><text:span text:style-name="Code2">&gt;</text:span></text:p>
        <text:p text:style-name="P41"><text:span text:style-name="Code2">      </text:span><text:span text:style-name="Code2"><draw:frame draw:style-name="fr3" draw:name="graphics2" text:anchor-type="as-char" svg:width="0.1563in" svg:height="0.1457in" draw:z-index="12"><draw:image xlink:href="Pictures/100002000000000F0000000E443DCD33.png" xlink:type="simple" xlink:show="embed" xlink:actuate="onLoad"/></draw:frame></text:span><text:span text:style-name="Code2"><text:span text:style-name="T27">org.osgi.service.metatype.annotations.AttributeType</text:span></text:span></text:p>
        <text:p text:style-name="P96">All Implemented Interfaces:</text:p>
        <text:p text:style-name="P68"><text:span text:style-name="T36">Comparable&lt;</text:span><text:a xlink:type="simple" xlink:href="#r27"><text:span text:style-name="T29">AttributeType</text:span></text:a><text:span text:style-name="Default_20_Paragraph_20_Font"><text:span text:style-name="T36">&gt;, Serializable</text:span></text:span></text:p>
        <text:p text:style-name="P63"/>
        <text:p text:style-name="P93"><text:span text:style-name="Code2">public enum </text:span><text:span text:style-name="Code2"><text:span text:style-name="T27">AttributeType</text:span></text:span></text:p>
        <text:p text:style-name="P47"><text:span text:style-name="Code2">extends Enum&lt;</text:span><text:a xlink:type="simple" xlink:href="#r27"><text:span text:style-name="Code2"><text:span text:style-name="T30">AttributeType</text:span></text:span></text:a><text:span text:style-name="Code2">&gt;</text:span></text:p>
        <text:p text:style-name="P48"><text:span text:style-name="T36">Attribute types for the </text:span><text:a xlink:type="simple" xlink:href="#r13"><text:span text:style-name="Code2"><text:span text:style-name="T30">AttributeDefinition</text:span></text:span></text:a><text:span text:style-name="Default_20_Paragraph_20_Font"><text:span text:style-name="T36"> annotation.</text:span></text:span></text:p>
        <text:p text:style-name="P76">See Also:</text:p>
        <text:p text:style-name="P68"><text:a xlink:type="simple" xlink:href="#r6"><text:span text:style-name="Code2"><text:span text:style-name="T30">AttributeDefinition.type()</text:span></text:span></text:a></text:p>
        <text:p text:style-name="P79"/>
        <table:table table:name="Table10" table:style-name="Table10">
          <table:table-column table:style-name="Table10.A"/>
          <table:table-column table:style-name="Table10.B"/>
          <table:table-row table:style-name="Table10.1">
            <table:table-cell table:style-name="Table10.A1" office:value-type="string">
              <text:p text:style-name="P80"><text:span text:style-name="Summary_20_Heading_20_Font2"><text:span text:style-name="T2">Enum Constant Summary</text:span></text:span></text:p>
            </table:table-cell>
            <table:table-cell table:style-name="Table10.A1" office:value-type="string">
              <text:p text:style-name="P81"><text:span text:style-name="Page_20_Reference_20_Font"><text:span text:style-name="T13">Page</text:span></text:span></text:p>
            </table:table-cell>
          </table:table-row>
          <table:table-row table:style-name="Table10.1">
            <table:table-cell table:style-name="Table10.A2" office:value-type="string">
              <text:p text:style-name="P87"><text:a xlink:type="simple" xlink:href="#r22"><text:span text:style-name="Code2"><text:span text:style-name="T32">BOOLEAN</text:span></text:span></text:a></text:p>
              <text:p text:style-name="P89"><text:span text:style-name="T14">The </text:span><text:span text:style-name="Code2"><text:span text:style-name="T2">Boolean</text:span></text:span><text:span text:style-name="Default_20_Paragraph_20_Font"><text:span text:style-name="T14"> type.</text:span></text:span></text:p>
            </table:table-cell>
            <table:table-cell table:style-name="Table10.B2" office:value-type="string">
              <text:p text:style-name="P83"><text:span text:style-name="Page_20_Reference_20_Font"><text:span text:style-name="T2"><text:bookmark-ref text:reference-format="page" text:ref-name="r22">19</text:bookmark-ref></text:span></text:span></text:p>
            </table:table-cell>
          </table:table-row>
          <table:table-row table:style-name="Table10.1">
            <table:table-cell table:style-name="Table10.A3" office:value-type="string">
              <text:p text:style-name="P87"><text:a xlink:type="simple" xlink:href="#r19"><text:span text:style-name="Code2"><text:span text:style-name="T32">BYTE</text:span></text:span></text:a></text:p>
              <text:p text:style-name="P89"><text:span text:style-name="T14">The </text:span><text:span text:style-name="Code2"><text:span text:style-name="T2">Byte</text:span></text:span><text:span text:style-name="Default_20_Paragraph_20_Font"><text:span text:style-name="T14"> type.</text:span></text:span></text:p>
            </table:table-cell>
            <table:table-cell table:style-name="Table10.B3" office:value-type="string">
              <text:p text:style-name="P83"><text:span text:style-name="Page_20_Reference_20_Font"><text:span text:style-name="T2"><text:bookmark-ref text:reference-format="page" text:ref-name="r19">18</text:bookmark-ref></text:span></text:span></text:p>
            </table:table-cell>
          </table:table-row>
          <table:table-row table:style-name="Table10.1">
            <table:table-cell table:style-name="Table10.A3" office:value-type="string">
              <text:p text:style-name="P87"><text:a xlink:type="simple" xlink:href="#r18"><text:span text:style-name="Code2"><text:span text:style-name="T32">CHARACTER</text:span></text:span></text:a></text:p>
              <text:p text:style-name="P89"><text:span text:style-name="T14">The </text:span><text:span text:style-name="Code2"><text:span text:style-name="T2">Character</text:span></text:span><text:span text:style-name="Default_20_Paragraph_20_Font"><text:span text:style-name="T14"> type.</text:span></text:span></text:p>
            </table:table-cell>
            <table:table-cell table:style-name="Table10.B3" office:value-type="string">
              <text:p text:style-name="P83"><text:span text:style-name="Page_20_Reference_20_Font"><text:span text:style-name="T2"><text:bookmark-ref text:reference-format="page" text:ref-name="r18">18</text:bookmark-ref></text:span></text:span></text:p>
            </table:table-cell>
          </table:table-row>
          <table:table-row table:style-name="Table10.1">
            <table:table-cell table:style-name="Table10.A3" office:value-type="string">
              <text:p text:style-name="P87"><text:a xlink:type="simple" xlink:href="#r20"><text:span text:style-name="Code2"><text:span text:style-name="T32">DOUBLE</text:span></text:span></text:a></text:p>
              <text:p text:style-name="P89"><text:span text:style-name="T14">The </text:span><text:span text:style-name="Code2"><text:span text:style-name="T2">Double</text:span></text:span><text:span text:style-name="Default_20_Paragraph_20_Font"><text:span text:style-name="T14"> type.</text:span></text:span></text:p>
            </table:table-cell>
            <table:table-cell table:style-name="Table10.B3" office:value-type="string">
              <text:p text:style-name="P83"><text:span text:style-name="Page_20_Reference_20_Font"><text:span text:style-name="T2"><text:bookmark-ref text:reference-format="page" text:ref-name="r20">19</text:bookmark-ref></text:span></text:span></text:p>
            </table:table-cell>
          </table:table-row>
          <table:table-row table:style-name="Table10.1">
            <table:table-cell table:style-name="Table10.A3" office:value-type="string">
              <text:p text:style-name="P87"><text:a xlink:type="simple" xlink:href="#r21"><text:span text:style-name="Code2"><text:span text:style-name="T32">FLOAT</text:span></text:span></text:a></text:p>
              <text:p text:style-name="P89"><text:span text:style-name="T14">The </text:span><text:span text:style-name="Code2"><text:span text:style-name="T2">Float</text:span></text:span><text:span text:style-name="Default_20_Paragraph_20_Font"><text:span text:style-name="T14"> type.</text:span></text:span></text:p>
            </table:table-cell>
            <table:table-cell table:style-name="Table10.B3" office:value-type="string">
              <text:p text:style-name="P83"><text:span text:style-name="Page_20_Reference_20_Font"><text:span text:style-name="T2"><text:bookmark-ref text:reference-format="page" text:ref-name="r21">19</text:bookmark-ref></text:span></text:span></text:p>
            </table:table-cell>
          </table:table-row>
          <table:table-row table:style-name="Table10.1">
            <table:table-cell table:style-name="Table10.A3" office:value-type="string">
              <text:p text:style-name="P87"><text:a xlink:type="simple" xlink:href="#r16"><text:span text:style-name="Code2"><text:span text:style-name="T32">INTEGER</text:span></text:span></text:a></text:p>
              <text:p text:style-name="P89"><text:span text:style-name="T14">The </text:span><text:span text:style-name="Code2"><text:span text:style-name="T2">Integer</text:span></text:span><text:span text:style-name="Default_20_Paragraph_20_Font"><text:span text:style-name="T14"> type.</text:span></text:span></text:p>
            </table:table-cell>
            <table:table-cell table:style-name="Table10.B3" office:value-type="string">
              <text:p text:style-name="P83"><text:span text:style-name="Page_20_Reference_20_Font"><text:span text:style-name="T2"><text:bookmark-ref text:reference-format="page" text:ref-name="r16">18</text:bookmark-ref></text:span></text:span></text:p>
            </table:table-cell>
          </table:table-row>
          <table:table-row table:style-name="Table10.1">
            <table:table-cell table:style-name="Table10.A3" office:value-type="string">
              <text:p text:style-name="P87"><text:a xlink:type="simple" xlink:href="#r15"><text:span text:style-name="Code2"><text:span text:style-name="T32">LONG</text:span></text:span></text:a></text:p>
              <text:p text:style-name="P89"><text:span text:style-name="T14">The </text:span><text:span text:style-name="Code2"><text:span text:style-name="T2">Long</text:span></text:span><text:span text:style-name="Default_20_Paragraph_20_Font"><text:span text:style-name="T14"> type.</text:span></text:span></text:p>
            </table:table-cell>
            <table:table-cell table:style-name="Table10.B3" office:value-type="string">
              <text:p text:style-name="P83"><text:span text:style-name="Page_20_Reference_20_Font"><text:span text:style-name="T2"><text:bookmark-ref text:reference-format="page" text:ref-name="r15">18</text:bookmark-ref></text:span></text:span></text:p>
            </table:table-cell>
          </table:table-row>
          <table:table-row table:style-name="Table10.1">
            <table:table-cell table:style-name="Table10.A3" office:value-type="string">
              <text:p text:style-name="P87"><text:a xlink:type="simple" xlink:href="#r23"><text:span text:style-name="Code2"><text:span text:style-name="T32">PASSWORD</text:span></text:span></text:a></text:p>
              <text:p text:style-name="P89"><text:span text:style-name="T14">The </text:span><text:span text:style-name="Code2"><text:span text:style-name="T2">Password</text:span></text:span><text:span text:style-name="Default_20_Paragraph_20_Font"><text:span text:style-name="T14"> type.</text:span></text:span></text:p>
            </table:table-cell>
            <table:table-cell table:style-name="Table10.B3" office:value-type="string">
              <text:p text:style-name="P83"><text:span text:style-name="Page_20_Reference_20_Font"><text:span text:style-name="T2"><text:bookmark-ref text:reference-format="page" text:ref-name="r23">19</text:bookmark-ref></text:span></text:span></text:p>
            </table:table-cell>
          </table:table-row>
          <table:table-row table:style-name="Table10.1">
            <table:table-cell table:style-name="Table10.A3" office:value-type="string">
              <text:p text:style-name="P87"><text:a xlink:type="simple" xlink:href="#r17"><text:span text:style-name="Code2"><text:span text:style-name="T32">SHORT</text:span></text:span></text:a></text:p>
              <text:p text:style-name="P89"><text:span text:style-name="T14">The </text:span><text:span text:style-name="Code2"><text:span text:style-name="T2">Short</text:span></text:span><text:span text:style-name="Default_20_Paragraph_20_Font"><text:span text:style-name="T14"> type.</text:span></text:span></text:p>
            </table:table-cell>
            <table:table-cell table:style-name="Table10.B3" office:value-type="string">
              <text:p text:style-name="P83"><text:span text:style-name="Page_20_Reference_20_Font"><text:span text:style-name="T2"><text:bookmark-ref text:reference-format="page" text:ref-name="r17">18</text:bookmark-ref></text:span></text:span></text:p>
            </table:table-cell>
          </table:table-row>
          <table:table-row table:style-name="Table10.1">
            <table:table-cell table:style-name="Table10.A3" office:value-type="string">
              <text:p text:style-name="P87"><text:a xlink:type="simple" xlink:href="#r14"><text:span text:style-name="Code2"><text:span text:style-name="T32">STRING</text:span></text:span></text:a></text:p>
              <text:p text:style-name="P89"><text:span text:style-name="T14">The </text:span><text:span text:style-name="Code2"><text:span text:style-name="T2">String</text:span></text:span><text:span text:style-name="Default_20_Paragraph_20_Font"><text:span text:style-name="T14"> type.</text:span></text:span></text:p>
            </table:table-cell>
            <table:table-cell table:style-name="Table10.B3" office:value-type="string">
              <text:p text:style-name="P85"><text:span text:style-name="Page_20_Reference_20_Font"><text:span text:style-name="T2"><text:bookmark-ref text:reference-format="page" text:ref-name="r14">18</text:bookmark-ref></text:span></text:span></text:p>
            </table:table-cell>
          </table:table-row>
        </table:table>
        <text:p text:style-name="P3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0"><text:span text:style-name="Summary_20_Heading_20_Font2"><text:span text:style-name="T2">Method Summary</text:span></text:span></text:p>
            </table:table-cell>
            <table:covered-table-cell/>
            <table:table-cell table:style-name="Table11.A1" office:value-type="string">
              <text:p text:style-name="P81"><text:span text:style-name="Page_20_Reference_20_Font"><text:span text:style-name="T13">Page</text:span></text:span></text:p>
            </table:table-cell>
          </table:table-row>
          <table:table-row table:style-name="Table11.1">
            <table:table-cell table:style-name="Table11.A2" office:value-type="string">
              <text:p text:style-name="P82"><text:span text:style-name="Code_20_Small1"><text:span text:style-name="T2">String</text:span></text:span></text:p>
            </table:table-cell>
            <table:table-cell table:style-name="Table11.A2" office:value-type="string">
              <text:p text:style-name="P86"><text:a xlink:type="simple" xlink:href="#r26"><text:span text:style-name="Code2"><text:span text:style-name="T32">toString</text:span></text:span></text:a><text:span text:style-name="Code2"><text:span text:style-name="T2">()</text:span></text:span></text:p>
            </table:table-cell>
            <table:table-cell table:style-name="Table11.C2" office:value-type="string">
              <text:p text:style-name="P83"><text:span text:style-name="Page_20_Reference_20_Font"><text:span text:style-name="T2"><text:bookmark-ref text:reference-format="page" text:ref-name="r26">20</text:bookmark-ref></text:span></text:span></text:p>
            </table:table-cell>
          </table:table-row>
          <table:table-row table:style-name="Table11.1">
            <table:table-cell table:style-name="Table11.A3" office:value-type="string">
              <text:p text:style-name="P84"><text:span text:style-name="Code_20_Small1"><text:span text:style-name="T2">static </text:span></text:span><text:a xlink:type="simple" xlink:href="#r27"><text:span text:style-name="Code_20_Small1"><text:span text:style-name="T30">AttributeType</text:span></text:span></text:a></text:p>
            </table:table-cell>
            <table:table-cell table:style-name="Table11.A3" office:value-type="string">
              <text:p text:style-name="P86"><text:a xlink:type="simple" xlink:href="#r25"><text:span text:style-name="Code2"><text:span text:style-name="T32">valueOf</text:span></text:span></text:a><text:span text:style-name="Code2"><text:span text:style-name="T2">(String name)</text:span></text:span></text:p>
            </table:table-cell>
            <table:table-cell table:style-name="Table11.C3" office:value-type="string">
              <text:p text:style-name="P83"><text:span text:style-name="Page_20_Reference_20_Font"><text:span text:style-name="T2"><text:bookmark-ref text:reference-format="page" text:ref-name="r25">19</text:bookmark-ref></text:span></text:span></text:p>
            </table:table-cell>
          </table:table-row>
          <table:table-row table:style-name="Table11.1">
            <table:table-cell table:style-name="Table11.A3" office:value-type="string">
              <text:p text:style-name="P84"><text:span text:style-name="Code_20_Small1"><text:span text:style-name="T2">static </text:span></text:span><text:a xlink:type="simple" xlink:href="#r27"><text:span text:style-name="Code_20_Small1"><text:span text:style-name="T30">AttributeType</text:span></text:span></text:a><text:span text:style-name="Code_20_Small1"><text:span text:style-name="T2">[]</text:span></text:span></text:p>
            </table:table-cell>
            <table:table-cell table:style-name="Table11.A3" office:value-type="string">
              <text:p text:style-name="P86"><text:a xlink:type="simple" xlink:href="#r24"><text:span text:style-name="Code2"><text:span text:style-name="T32">values</text:span></text:span></text:a><text:span text:style-name="Code2"><text:span text:style-name="T2">()</text:span></text:span></text:p>
            </table:table-cell>
            <table:table-cell table:style-name="Table11.C3" office:value-type="string">
              <text:p text:style-name="P83"><text:span text:style-name="Page_20_Reference_20_Font"><text:span text:style-name="T2"><text:bookmark-ref text:reference-format="page" text:ref-name="r24">19</text:bookmark-ref></text:span></text:span></text:p>
            </table:table-cell>
          </table:table-row>
        </table:table>
        <text:p text:style-name="P31"><text:soft-page-break/>Enum Constant Detail</text:p>
        <text:p text:style-name="P98"><text:bookmark text:name="r14"/>STRING</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STRING</text:span></text:span></text:p>
        <text:p text:style-name="P70"><text:span text:style-name="T36">The </text:span><text:span text:style-name="Code2">String</text:span><text:span text:style-name="Default_20_Paragraph_20_Font"><text:span text:style-name="T36"> type.</text:span></text:span></text:p>
        <text:p text:style-name="P65"><text:span text:style-name="T36">Attributes of this type should be stored as </text:span><text:span text:style-name="Code2">String</text:span><text:span text:style-name="Default_20_Paragraph_20_Font"><text:span text:style-name="T36">, </text:span></text:span><text:span text:style-name="Code2">List&lt;String&gt;</text:span><text:span text:style-name="Default_20_Paragraph_20_Font"><text:span text:style-name="T36"> or </text:span></text:span><text:span text:style-name="Code2">String[]</text:span><text:span text:style-name="Default_20_Paragraph_20_Font"><text:span text:style-name="T36"> objects, depending on the </text:span></text:span><text:a xlink:type="simple" xlink:href="#r7"><text:span text:style-name="Code2"><text:span text:style-name="T30">cardinality</text:span></text:span></text:a><text:span text:style-name="Default_20_Paragraph_20_Font"><text:span text:style-name="T36"> value.</text:span></text:span></text:p>
        <text:p text:style-name="P94"/>
        <text:p text:style-name="P97"><text:bookmark text:name="r15"/>LONG</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LONG</text:span></text:span></text:p>
        <text:p text:style-name="P70"><text:span text:style-name="T36">The </text:span><text:span text:style-name="Code2">Long</text:span><text:span text:style-name="Default_20_Paragraph_20_Font"><text:span text:style-name="T36"> type.</text:span></text:span></text:p>
        <text:p text:style-name="P65"><text:span text:style-name="T36">Attributes of this type should be stored as </text:span><text:span text:style-name="Code2">Long</text:span><text:span text:style-name="Default_20_Paragraph_20_Font"><text:span text:style-name="T36">, </text:span></text:span><text:span text:style-name="Code2">List&lt;Long&gt;</text:span><text:span text:style-name="Default_20_Paragraph_20_Font"><text:span text:style-name="T36"> or </text:span></text:span><text:span text:style-name="Code2">long[]</text:span><text:span text:style-name="Default_20_Paragraph_20_Font"><text:span text:style-name="T36"> objects, depending on the </text:span></text:span><text:span text:style-name="Code2">AttributeDefinition#cardinality() cardinality</text:span><text:span text:style-name="Default_20_Paragraph_20_Font"><text:span text:style-name="T36"> value.</text:span></text:span></text:p>
        <text:p text:style-name="P94"/>
        <text:p text:style-name="P97"><text:bookmark text:name="r16"/>INTEGER</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INTEGER</text:span></text:span></text:p>
        <text:p text:style-name="P70"><text:span text:style-name="T36">The </text:span><text:span text:style-name="Code2">Integer</text:span><text:span text:style-name="Default_20_Paragraph_20_Font"><text:span text:style-name="T36"> type.</text:span></text:span></text:p>
        <text:p text:style-name="P65"><text:span text:style-name="T36">Attributes of this type should be stored as </text:span><text:span text:style-name="Code2">Integer</text:span><text:span text:style-name="Default_20_Paragraph_20_Font"><text:span text:style-name="T36">, </text:span></text:span><text:span text:style-name="Code2">List&lt;Integer&gt;</text:span><text:span text:style-name="Default_20_Paragraph_20_Font"><text:span text:style-name="T36"> or </text:span></text:span><text:span text:style-name="Code2">int[]</text:span><text:span text:style-name="Default_20_Paragraph_20_Font"><text:span text:style-name="T36"> objects, depending on the </text:span></text:span><text:span text:style-name="Code2">AttributeDefinition#cardinality() cardinality</text:span><text:span text:style-name="Default_20_Paragraph_20_Font"><text:span text:style-name="T36"> value.</text:span></text:span></text:p>
        <text:p text:style-name="P94"/>
        <text:p text:style-name="P97"><text:bookmark text:name="r17"/>SHORT</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SHORT</text:span></text:span></text:p>
        <text:p text:style-name="P70"><text:span text:style-name="T36">The </text:span><text:span text:style-name="Code2">Short</text:span><text:span text:style-name="Default_20_Paragraph_20_Font"><text:span text:style-name="T36"> type.</text:span></text:span></text:p>
        <text:p text:style-name="P65"><text:span text:style-name="T36">Attributes of this type should be stored as </text:span><text:span text:style-name="Code2">Short</text:span><text:span text:style-name="Default_20_Paragraph_20_Font"><text:span text:style-name="T36">, </text:span></text:span><text:span text:style-name="Code2">List&lt;Short&gt;</text:span><text:span text:style-name="Default_20_Paragraph_20_Font"><text:span text:style-name="T36"> or </text:span></text:span><text:span text:style-name="Code2">short[]</text:span><text:span text:style-name="Default_20_Paragraph_20_Font"><text:span text:style-name="T36"> objects, depending on the </text:span></text:span><text:span text:style-name="Code2">AttributeDefinition#cardinality() cardinality</text:span><text:span text:style-name="Default_20_Paragraph_20_Font"><text:span text:style-name="T36"> value.</text:span></text:span></text:p>
        <text:p text:style-name="P94"/>
        <text:p text:style-name="P97"><text:bookmark text:name="r18"/>CHARACTER</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CHARACTER</text:span></text:span></text:p>
        <text:p text:style-name="P70"><text:span text:style-name="T36">The </text:span><text:span text:style-name="Code2">Character</text:span><text:span text:style-name="Default_20_Paragraph_20_Font"><text:span text:style-name="T36"> type.</text:span></text:span></text:p>
        <text:p text:style-name="P65"><text:span text:style-name="T36">Attributes of this type should be stored as </text:span><text:span text:style-name="Code2">Character</text:span><text:span text:style-name="Default_20_Paragraph_20_Font"><text:span text:style-name="T36">, </text:span></text:span><text:span text:style-name="Code2">List&lt;Character&gt;</text:span><text:span text:style-name="Default_20_Paragraph_20_Font"><text:span text:style-name="T36"> or </text:span></text:span><text:span text:style-name="Code2">char[]</text:span><text:span text:style-name="Default_20_Paragraph_20_Font"><text:span text:style-name="T36"> objects, depending on the </text:span></text:span><text:span text:style-name="Code2">AttributeDefinition#cardinality() cardinality</text:span><text:span text:style-name="Default_20_Paragraph_20_Font"><text:span text:style-name="T36"> value.</text:span></text:span></text:p>
        <text:p text:style-name="P94"/>
        <text:p text:style-name="P97"><text:bookmark text:name="r19"/>BYTE</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BYTE</text:span></text:span></text:p>
        <text:p text:style-name="P70"><text:span text:style-name="T36">The </text:span><text:span text:style-name="Code2">Byte</text:span><text:span text:style-name="Default_20_Paragraph_20_Font"><text:span text:style-name="T36"> type.</text:span></text:span></text:p>
        <text:p text:style-name="P65"><text:soft-page-break/><text:span text:style-name="T36">Attributes of this type should be stored as </text:span><text:span text:style-name="Code2">Byte</text:span><text:span text:style-name="Default_20_Paragraph_20_Font"><text:span text:style-name="T36">, </text:span></text:span><text:span text:style-name="Code2">List&lt;Byte&gt;</text:span><text:span text:style-name="Default_20_Paragraph_20_Font"><text:span text:style-name="T36"> or </text:span></text:span><text:span text:style-name="Code2">byte[]</text:span><text:span text:style-name="Default_20_Paragraph_20_Font"><text:span text:style-name="T36"> objects, depending on the </text:span></text:span><text:span text:style-name="Code2">AttributeDefinition#cardinality() cardinality</text:span><text:span text:style-name="Default_20_Paragraph_20_Font"><text:span text:style-name="T36"> value.</text:span></text:span></text:p>
        <text:p text:style-name="P94"/>
        <text:p text:style-name="P97"><text:bookmark text:name="r20"/>DOUBLE</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DOUBLE</text:span></text:span></text:p>
        <text:p text:style-name="P70"><text:span text:style-name="T36">The </text:span><text:span text:style-name="Code2">Double</text:span><text:span text:style-name="Default_20_Paragraph_20_Font"><text:span text:style-name="T36"> type.</text:span></text:span></text:p>
        <text:p text:style-name="P65"><text:span text:style-name="T36">Attributes of this type should be stored as </text:span><text:span text:style-name="Code2">Double</text:span><text:span text:style-name="Default_20_Paragraph_20_Font"><text:span text:style-name="T36">, </text:span></text:span><text:span text:style-name="Code2">List&lt;Double&gt;</text:span><text:span text:style-name="Default_20_Paragraph_20_Font"><text:span text:style-name="T36"> or </text:span></text:span><text:span text:style-name="Code2">double[]</text:span><text:span text:style-name="Default_20_Paragraph_20_Font"><text:span text:style-name="T36"> objects, depending on the </text:span></text:span><text:span text:style-name="Code2">AttributeDefinition#cardinality() cardinality</text:span><text:span text:style-name="Default_20_Paragraph_20_Font"><text:span text:style-name="T36"> value.</text:span></text:span></text:p>
        <text:p text:style-name="P94"/>
        <text:p text:style-name="P97"><text:bookmark text:name="r21"/>FLOAT</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FLOAT</text:span></text:span></text:p>
        <text:p text:style-name="P70"><text:span text:style-name="T36">The </text:span><text:span text:style-name="Code2">Float</text:span><text:span text:style-name="Default_20_Paragraph_20_Font"><text:span text:style-name="T36"> type.</text:span></text:span></text:p>
        <text:p text:style-name="P65"><text:span text:style-name="T36">Attributes of this type should be stored as </text:span><text:span text:style-name="Code2">Float</text:span><text:span text:style-name="Default_20_Paragraph_20_Font"><text:span text:style-name="T36">, </text:span></text:span><text:span text:style-name="Code2">List&lt;Float&gt;</text:span><text:span text:style-name="Default_20_Paragraph_20_Font"><text:span text:style-name="T36"> or </text:span></text:span><text:span text:style-name="Code2">float[]</text:span><text:span text:style-name="Default_20_Paragraph_20_Font"><text:span text:style-name="T36"> objects, depending on the </text:span></text:span><text:span text:style-name="Code2">AttributeDefinition#cardinality() cardinality</text:span><text:span text:style-name="Default_20_Paragraph_20_Font"><text:span text:style-name="T36"> value.</text:span></text:span></text:p>
        <text:p text:style-name="P94"/>
        <text:p text:style-name="P97"><text:bookmark text:name="r22"/>BOOLEAN</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BOOLEAN</text:span></text:span></text:p>
        <text:p text:style-name="P70"><text:span text:style-name="T36">The </text:span><text:span text:style-name="Code2">Boolean</text:span><text:span text:style-name="Default_20_Paragraph_20_Font"><text:span text:style-name="T36"> type.</text:span></text:span></text:p>
        <text:p text:style-name="P65"><text:span text:style-name="T36">Attributes of this type should be stored as </text:span><text:span text:style-name="Code2">Boolean</text:span><text:span text:style-name="Default_20_Paragraph_20_Font"><text:span text:style-name="T36">, </text:span></text:span><text:span text:style-name="Code2">List&lt;Boolean&gt;</text:span><text:span text:style-name="Default_20_Paragraph_20_Font"><text:span text:style-name="T36"> or </text:span></text:span><text:span text:style-name="Code2">boolean[]</text:span><text:span text:style-name="Default_20_Paragraph_20_Font"><text:span text:style-name="T36"> objects depending on </text:span></text:span><text:span text:style-name="Code2">AttributeDefinition#cardinality() cardinality</text:span><text:span text:style-name="Default_20_Paragraph_20_Font"><text:span text:style-name="T36">.</text:span></text:span></text:p>
        <text:p text:style-name="P94"/>
        <text:p text:style-name="P97"><text:bookmark text:name="r23"/>PASSWORD</text:p>
        <text:p text:style-name="P47"><text:span text:style-name="Code2">public static final </text:span><text:a xlink:type="simple" xlink:href="#r27"><text:span text:style-name="Code2"><text:span text:style-name="T30">AttributeType</text:span></text:span></text:a><text:span text:style-name="Code2"> </text:span><text:span text:style-name="Code2"><text:span text:style-name="T27">PASSWORD</text:span></text:span></text:p>
        <text:p text:style-name="P70"><text:span text:style-name="T36">The </text:span><text:span text:style-name="Code2">Password</text:span><text:span text:style-name="Default_20_Paragraph_20_Font"><text:span text:style-name="T36"> type.</text:span></text:span></text:p>
        <text:p text:style-name="P70"><text:span text:style-name="T36">Attributes of this type must be stored as </text:span><text:span text:style-name="Code2">String</text:span><text:span text:style-name="Default_20_Paragraph_20_Font"><text:span text:style-name="T36">, </text:span></text:span><text:span text:style-name="Code2">List&lt;String&gt;</text:span><text:span text:style-name="Default_20_Paragraph_20_Font"><text:span text:style-name="T36"> or </text:span></text:span><text:span text:style-name="Code2">String[]</text:span><text:span text:style-name="Default_20_Paragraph_20_Font"><text:span text:style-name="T36"> objects depending on </text:span></text:span><text:a xlink:type="simple" xlink:href="#r7"><text:span text:style-name="Code2"><text:span text:style-name="T30">cardinality</text:span></text:span></text:a><text:span text:style-name="Default_20_Paragraph_20_Font"><text:span text:style-name="T36">.</text:span></text:span></text:p>
        <text:p text:style-name="P65"><text:span text:style-name="T36">A </text:span><text:span text:style-name="Code2">Password</text:span><text:span text:style-name="Default_20_Paragraph_20_Font"><text:span text:style-name="T36"> must be treated as a </text:span></text:span><text:span text:style-name="Code2">String</text:span><text:span text:style-name="Default_20_Paragraph_20_Font"><text:span text:style-name="T36"> but the type can be used to disguise the information when displayed to a user to prevent it from being seen.</text:span></text:span></text:p>
        <text:p text:style-name="P32">Method Detail</text:p>
        <text:p text:style-name="P98"><text:bookmark text:name="r24"/>values</text:p>
        <text:p text:style-name="P47"><text:span text:style-name="Code2">public static </text:span><text:a xlink:type="simple" xlink:href="#r27"><text:span text:style-name="Code2"><text:span text:style-name="T30">AttributeType</text:span></text:span></text:a><text:span text:style-name="Code2">[] </text:span><text:span text:style-name="Code2"><text:span text:style-name="T27">values</text:span></text:span><text:span text:style-name="Code2">()</text:span></text:p>
        <text:p text:style-name="P94"/>
        <text:p text:style-name="P97"><text:bookmark text:name="r25"/>valueOf</text:p>
        <text:p text:style-name="P47"><text:span text:style-name="Code2">public static </text:span><text:a xlink:type="simple" xlink:href="#r27"><text:span text:style-name="Code2"><text:span text:style-name="T30">AttributeType</text:span></text:span></text:a><text:span text:style-name="Code2"> </text:span><text:span text:style-name="Code2"><text:span text:style-name="T27">valueOf</text:span></text:span><text:span text:style-name="Code2">(String name)</text:span></text:p>
        <text:p text:style-name="P94"/>
        <text:p text:style-name="P97"><text:bookmark text:name="r26"/><text:soft-page-break/>toString</text:p>
        <text:p text:style-name="P47"><text:span text:style-name="Code2">public String </text:span><text:span text:style-name="Code2"><text:span text:style-name="T27">toString</text:span></text:span><text:span text:style-name="Code2">()</text:span></text:p>
        <text:p text:style-name="P71">Overrides:</text:p>
        <text:p text:style-name="P91"><text:span text:style-name="Code2">toString</text:span><text:span text:style-name="Default_20_Paragraph_20_Font"><text:span text:style-name="T36"> in class </text:span></text:span><text:span text:style-name="Code2">Enum</text:span></text:p>
        <text:p text:style-name="P35"><text:bookmark text:name="r30"/>Annotation Type Icon</text:p>
        <text:p text:style-name="P75"><text:a xlink:type="simple" xlink:href="#r3"><text:span text:style-name="T33">org.osgi.service.metatype.annotations</text:span></text:a></text:p>
        <text:p text:style-name="P63"/>
        <text:p text:style-name="P78"><text:span text:style-name="Code_20_Small1">@Retention(value=RetentionPolicy.CLASS)<text:line-break/>@Target(value={})<text:line-break/></text:span><text:span text:style-name="Code2">public @interface </text:span><text:span text:style-name="Code2"><text:span text:style-name="T27">Icon</text:span></text:span></text:p>
        <text:p text:style-name="P48"><text:span text:style-name="Code2">Icon</text:span><text:span text:style-name="Default_20_Paragraph_20_Font"><text:span text:style-name="T36"> information for an </text:span></text:span><text:a xlink:type="simple" xlink:href="#r38"><text:span text:style-name="Code2"><text:span text:style-name="T30">ObjectClassDefinition</text:span></text:span></text:a><text:span text:style-name="Default_20_Paragraph_20_Font"><text:span text:style-name="T36">.</text:span></text:span></text:p>
        <text:p text:style-name="P76">See Also:</text:p>
        <text:p text:style-name="P68"><text:a xlink:type="simple" xlink:href="#r37"><text:span text:style-name="Code2"><text:span text:style-name="T30">ObjectClassDefinition.icon()</text:span></text:span></text:a></text:p>
        <text:p text:style-name="P7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0"><text:span text:style-name="Summary_20_Heading_20_Font2"><text:span text:style-name="T2">Required Element Summary</text:span></text:span></text:p>
            </table:table-cell>
            <table:covered-table-cell/>
            <table:table-cell table:style-name="Table13.A1" office:value-type="string">
              <text:p text:style-name="P81"><text:span text:style-name="Page_20_Reference_20_Font"><text:span text:style-name="T13">Page</text:span></text:span></text:p>
            </table:table-cell>
          </table:table-row>
          <table:table-row table:style-name="Table13.1">
            <table:table-cell table:style-name="Table13.A2" office:value-type="string">
              <text:p text:style-name="P82"><text:span text:style-name="Code_20_Small1"><text:span text:style-name="T2">String</text:span></text:span></text:p>
            </table:table-cell>
            <table:table-cell table:style-name="Table13.A2" office:value-type="string">
              <text:p text:style-name="P87"><text:a xlink:type="simple" xlink:href="#r28"><text:span text:style-name="Code2"><text:span text:style-name="T32">resource</text:span></text:span></text:a></text:p>
              <text:p text:style-name="P88">The resource name for this Icon.</text:p>
            </table:table-cell>
            <table:table-cell table:style-name="Table13.C2" office:value-type="string">
              <text:p text:style-name="P83"><text:span text:style-name="Page_20_Reference_20_Font"><text:span text:style-name="T2"><text:bookmark-ref text:reference-format="page" text:ref-name="r28">21</text:bookmark-ref></text:span></text:span></text:p>
            </table:table-cell>
          </table:table-row>
          <table:table-row table:style-name="Table13.1">
            <table:table-cell table:style-name="Table13.A3" office:value-type="string">
              <text:p text:style-name="P82"><text:span text:style-name="Code_20_Small1"><text:span text:style-name="T2">int</text:span></text:span></text:p>
            </table:table-cell>
            <table:table-cell table:style-name="Table13.A3" office:value-type="string">
              <text:p text:style-name="P87"><text:a xlink:type="simple" xlink:href="#r29"><text:span text:style-name="Code2"><text:span text:style-name="T32">size</text:span></text:span></text:a></text:p>
              <text:p text:style-name="P88">The pixel size of this Icon.</text:p>
            </table:table-cell>
            <table:table-cell table:style-name="Table13.C3" office:value-type="string">
              <text:p text:style-name="P83"><text:span text:style-name="Page_20_Reference_20_Font"><text:span text:style-name="T2"><text:bookmark-ref text:reference-format="page" text:ref-name="r29">21</text:bookmark-ref></text:span></text:span></text:p>
            </table:table-cell>
          </table:table-row>
        </table:table>
        <text:p text:style-name="P31">Element Detail</text:p>
        <text:p text:style-name="P98"><text:bookmark text:name="r28"/>resource</text:p>
        <text:p text:style-name="P47"><text:span text:style-name="Code2">public abstract String </text:span><text:span text:style-name="Code2"><text:span text:style-name="T27">resource</text:span></text:span></text:p>
        <text:p text:style-name="P69">The resource name for this Icon.</text:p>
        <text:p text:style-name="P69">The resource is a URL. The resource URL can be relative to the root of the bundle containing the Meta Type Resource.</text:p>
        <text:p text:style-name="P65"><text:span text:style-name="T36">If the resource begins with the percent sign (</text:span><text:span text:style-name="Code2">'%'</text:span><text:span text:style-name="Default_20_Paragraph_20_Font"><text:span text:style-name="T36"> \u0025), the resource can be </text:span></text:span><text:a xlink:type="simple" xlink:href="#r34"><text:span text:style-name="Code2"><text:span text:style-name="T30">localized</text:span></text:span></text:a><text:span text:style-name="Default_20_Paragraph_20_Font"><text:span text:style-name="T36">.</text:span></text:span></text:p>
        <text:p text:style-name="P71">See Also:</text:p>
        <text:p text:style-name="P90">"The resource attribute of the Icon element of a Meta Type Resource."</text:p>
        <text:p text:style-name="P92"/>
        <text:p text:style-name="P97"><text:bookmark text:name="r29"/>size</text:p>
        <text:p text:style-name="P47"><text:span text:style-name="Code2">public abstract int </text:span><text:span text:style-name="Code2"><text:span text:style-name="T27">size</text:span></text:span></text:p>
        <text:p text:style-name="P69">The pixel size of this Icon.</text:p>
        <text:p text:style-name="P66">For example, 32 represents a 32x32 icon.</text:p>
        <text:p text:style-name="P71">See Also:</text:p>
        <text:p text:style-name="P90">"The size attribute of the Icon element of a Meta Type Resource."</text:p>
        <text:p text:style-name="P36"><text:bookmark text:name="r38"/>Annotation Type ObjectClassDefinition</text:p>
        <text:p text:style-name="P75"><text:a xlink:type="simple" xlink:href="#r3"><text:span text:style-name="T33">org.osgi.service.metatype.annotations</text:span></text:a></text:p>
        <text:p text:style-name="P63"/>
        <text:p text:style-name="P78"><text:span text:style-name="Code_20_Small1">@Retention(value=RetentionPolicy.CLASS)<text:line-break/>@Target(value=ElementType.TYPE)<text:line-break/></text:span><text:span text:style-name="Code2">public @interface </text:span><text:span text:style-name="Code2"><text:span text:style-name="T27">ObjectClassDefinition</text:span></text:span></text:p>
        <text:p text:style-name="P74"><text:span text:style-name="T36">Generate a Meta Type Resource using the annotated type as an </text:span><text:span text:style-name="Code2">ObjectClassDefinition</text:span><text:span text:style-name="Default_20_Paragraph_20_Font"><text:span text:style-name="T36">.</text:span></text:span></text:p>
        <text:p text:style-name="P74"><text:span text:style-name="T36">This annotation can be used without defining any element values as defaults can be generated from the annotated type. Each method of the annotated type has an implied </text:span><text:a xlink:type="simple" xlink:href="#r13"><text:span text:style-name="Code2"><text:span text:style-name="T30">AttributeDefinition</text:span></text:span></text:a><text:span text:style-name="Default_20_Paragraph_20_Font"><text:span text:style-name="T36"> annotation if not explicitly annotated.</text:span></text:span></text:p>
        <text:p text:style-name="P46">This annotation is not processed at runtime. It must be processed by tools and used to generate a Meta Type Resource document for the bundle.</text:p>
        <text:p text:style-name="P76">See Also:</text:p>
        <text:p text:style-name="P67">"The OCD element of a Meta Type Resource."</text:p>
        <text:p text:style-name="P7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0"><text:span text:style-name="Summary_20_Heading_20_Font2"><text:span text:style-name="T2">Required Element Summary</text:span></text:span></text:p>
            </table:table-cell>
            <table:covered-table-cell/>
            <table:table-cell table:style-name="Table15.A1" office:value-type="string">
              <text:p text:style-name="P81"><text:span text:style-name="Page_20_Reference_20_Font"><text:span text:style-name="T13">Page</text:span></text:span></text:p>
            </table:table-cell>
          </table:table-row>
          <table:table-row table:style-name="Table15.1">
            <table:table-cell table:style-name="Table15.A2" office:value-type="string">
              <text:p text:style-name="P82"><text:span text:style-name="Code_20_Small1"><text:span text:style-name="T2">String</text:span></text:span></text:p>
            </table:table-cell>
            <table:table-cell table:style-name="Table15.A2" office:value-type="string">
              <text:p text:style-name="P87"><text:a xlink:type="simple" xlink:href="#r33"><text:span text:style-name="Code2"><text:span text:style-name="T32">description</text:span></text:span></text:a></text:p>
              <text:p text:style-name="P88">The human readable description of this ObjectClassDefinition.</text:p>
            </table:table-cell>
            <table:table-cell table:style-name="Table15.C2" office:value-type="string">
              <text:p text:style-name="P83"><text:span text:style-name="Page_20_Reference_20_Font"><text:span text:style-name="T2"><text:bookmark-ref text:reference-format="page" text:ref-name="r33">23</text:bookmark-ref></text:span></text:span></text:p>
            </table:table-cell>
          </table:table-row>
          <table:table-row table:style-name="Table15.1">
            <table:table-cell table:style-name="Table15.A3" office:value-type="string">
              <text:p text:style-name="P82"><text:span text:style-name="Code_20_Small1"><text:span text:style-name="T2">String[]</text:span></text:span></text:p>
            </table:table-cell>
            <table:table-cell table:style-name="Table15.A3" office:value-type="string">
              <text:p text:style-name="P87"><text:a xlink:type="simple" xlink:href="#r36"><text:span text:style-name="Code2"><text:span text:style-name="T32">factoryPid</text:span></text:span></text:a></text:p>
              <text:p text:style-name="P88">The factory PIDs associated with this ObjectClassDefinition.</text:p>
            </table:table-cell>
            <table:table-cell table:style-name="Table15.C3" office:value-type="string">
              <text:p text:style-name="P83"><text:span text:style-name="Page_20_Reference_20_Font"><text:span text:style-name="T2"><text:bookmark-ref text:reference-format="page" text:ref-name="r36">24</text:bookmark-ref></text:span></text:span></text:p>
            </table:table-cell>
          </table:table-row>
          <table:table-row table:style-name="Table15.1">
            <table:table-cell table:style-name="Table15.A3" office:value-type="string">
              <text:p text:style-name="P84"><text:a xlink:type="simple" xlink:href="#r30"><text:span text:style-name="Code_20_Small1"><text:span text:style-name="T30">Icon</text:span></text:span></text:a><text:span text:style-name="Code_20_Small1"><text:span text:style-name="T2">[]</text:span></text:span></text:p>
            </table:table-cell>
            <table:table-cell table:style-name="Table15.A3" office:value-type="string">
              <text:p text:style-name="P87"><text:a xlink:type="simple" xlink:href="#r37"><text:span text:style-name="Code2"><text:span text:style-name="T32">icon</text:span></text:span></text:a></text:p>
              <text:p text:style-name="P88">The icon resources associated with this ObjectClassDefinition.</text:p>
            </table:table-cell>
            <table:table-cell table:style-name="Table15.C3" office:value-type="string">
              <text:p text:style-name="P83"><text:span text:style-name="Page_20_Reference_20_Font"><text:span text:style-name="T2"><text:bookmark-ref text:reference-format="page" text:ref-name="r37">24</text:bookmark-ref></text:span></text:span></text:p>
            </table:table-cell>
          </table:table-row>
          <table:table-row table:style-name="Table15.1">
            <table:table-cell table:style-name="Table15.A3" office:value-type="string">
              <text:p text:style-name="P82"><text:span text:style-name="Code_20_Small1"><text:span text:style-name="T2">String</text:span></text:span></text:p>
            </table:table-cell>
            <table:table-cell table:style-name="Table15.A3" office:value-type="string">
              <text:p text:style-name="P87"><text:a xlink:type="simple" xlink:href="#r31"><text:span text:style-name="Code2"><text:span text:style-name="T32">id</text:span></text:span></text:a></text:p>
              <text:p text:style-name="P88">The id of this ObjectClassDefinition.</text:p>
            </table:table-cell>
            <table:table-cell table:style-name="Table15.C3" office:value-type="string">
              <text:p text:style-name="P83"><text:span text:style-name="Page_20_Reference_20_Font"><text:span text:style-name="T2"><text:bookmark-ref text:reference-format="page" text:ref-name="r31">22</text:bookmark-ref></text:span></text:span></text:p>
            </table:table-cell>
          </table:table-row>
          <table:table-row table:style-name="Table15.1">
            <table:table-cell table:style-name="Table15.A3" office:value-type="string">
              <text:p text:style-name="P82"><text:span text:style-name="Code_20_Small1"><text:span text:style-name="T2">String</text:span></text:span></text:p>
            </table:table-cell>
            <table:table-cell table:style-name="Table15.A3" office:value-type="string">
              <text:p text:style-name="P87"><text:a xlink:type="simple" xlink:href="#r34"><text:span text:style-name="Code2"><text:span text:style-name="T32">localization</text:span></text:span></text:a></text:p>
              <text:p text:style-name="P88">The localization resource of this ObjectClassDefinition.</text:p>
            </table:table-cell>
            <table:table-cell table:style-name="Table15.C3" office:value-type="string">
              <text:p text:style-name="P83"><text:span text:style-name="Page_20_Reference_20_Font"><text:span text:style-name="T2"><text:bookmark-ref text:reference-format="page" text:ref-name="r34">23</text:bookmark-ref></text:span></text:span></text:p>
            </table:table-cell>
          </table:table-row>
          <table:table-row table:style-name="Table15.1">
            <table:table-cell table:style-name="Table15.A3" office:value-type="string">
              <text:p text:style-name="P82"><text:span text:style-name="Code_20_Small1"><text:span text:style-name="T2">String</text:span></text:span></text:p>
            </table:table-cell>
            <table:table-cell table:style-name="Table15.A3" office:value-type="string">
              <text:p text:style-name="P87"><text:a xlink:type="simple" xlink:href="#r32"><text:span text:style-name="Code2"><text:span text:style-name="T32">name</text:span></text:span></text:a></text:p>
              <text:p text:style-name="P88">The human readable name of this ObjectClassDefinition.</text:p>
            </table:table-cell>
            <table:table-cell table:style-name="Table15.C3" office:value-type="string">
              <text:p text:style-name="P83"><text:span text:style-name="Page_20_Reference_20_Font"><text:span text:style-name="T2"><text:bookmark-ref text:reference-format="page" text:ref-name="r32">23</text:bookmark-ref></text:span></text:span></text:p>
            </table:table-cell>
          </table:table-row>
          <table:table-row table:style-name="Table15.1">
            <table:table-cell table:style-name="Table15.A3" office:value-type="string">
              <text:p text:style-name="P82"><text:span text:style-name="Code_20_Small1"><text:span text:style-name="T2">String[]</text:span></text:span></text:p>
            </table:table-cell>
            <table:table-cell table:style-name="Table15.A3" office:value-type="string">
              <text:p text:style-name="P87"><text:a xlink:type="simple" xlink:href="#r35"><text:span text:style-name="Code2"><text:span text:style-name="T32">pid</text:span></text:span></text:a></text:p>
              <text:p text:style-name="P88">The PIDs associated with this ObjectClassDefinition.</text:p>
            </table:table-cell>
            <table:table-cell table:style-name="Table15.C3" office:value-type="string">
              <text:p text:style-name="P83"><text:span text:style-name="Page_20_Reference_20_Font"><text:span text:style-name="T2"><text:bookmark-ref text:reference-format="page" text:ref-name="r35">23</text:bookmark-ref></text:span></text:span></text:p>
            </table:table-cell>
          </table:table-row>
        </table:table>
        <text:p text:style-name="P31">Element Detail</text:p>
        <text:p text:style-name="P98"><text:bookmark text:name="r31"/>id</text:p>
        <text:p text:style-name="P47"><text:span text:style-name="Code2">public abstract String </text:span><text:span text:style-name="Code2"><text:span text:style-name="T27">id</text:span></text:span></text:p>
        <text:p text:style-name="P69">The id of this ObjectClassDefinition.</text:p>
        <text:p text:style-name="P65"><text:span text:style-name="T36">If not specified, the id of this ObjectClassDefinition is the fully qualified name of the annotated type using the dollar sign (</text:span><text:span text:style-name="Code2">'$'</text:span><text:span text:style-name="Default_20_Paragraph_20_Font"><text:span text:style-name="T36"> \u0024) to separate nested class names from the name of their enclosing class. The id is not to be confused with a PID which can be specified by the </text:span></text:span><text:a xlink:type="simple" xlink:href="#r35"><text:span text:style-name="Code2"><text:span text:style-name="T30">pid()</text:span></text:span></text:a><text:span text:style-name="Default_20_Paragraph_20_Font"><text:span text:style-name="T36"> or </text:span></text:span><text:a xlink:type="simple" xlink:href="#r36"><text:span text:style-name="Code2"><text:span text:style-name="T30">factoryPid()</text:span></text:span></text:a><text:span text:style-name="Default_20_Paragraph_20_Font"><text:span text:style-name="T36"> element.</text:span></text:span></text:p>
        <text:p text:style-name="P71">Default:</text:p>
        <text:p text:style-name="P90">""</text:p>
        <text:p text:style-name="P71">See Also:</text:p>
        <text:p text:style-name="P90">"The id attribute of the OCD element of a Meta Type Resource."</text:p>
        <text:p text:style-name="P92"/>
        <text:p text:style-name="P97"><text:bookmark text:name="r32"/><text:soft-page-break/>name</text:p>
        <text:p text:style-name="P47"><text:span text:style-name="Code2">public abstract String </text:span><text:span text:style-name="Code2"><text:span text:style-name="T27">name</text:span></text:span></text:p>
        <text:p text:style-name="P69">The human readable name of this ObjectClassDefinition.</text:p>
        <text:p text:style-name="P70"><text:span text:style-name="T36">If not specified, the name of this ObjectClassDefinition is derived from the </text:span><text:a xlink:type="simple" xlink:href="#r31"><text:span text:style-name="Code2"><text:span text:style-name="T30">id()</text:span></text:span></text:a><text:span text:style-name="Default_20_Paragraph_20_Font"><text:span text:style-name="T36">. For example, low line (</text:span></text:span><text:span text:style-name="Code2">'_'</text:span><text:span text:style-name="Default_20_Paragraph_20_Font"><text:span text:style-name="T36"> \u005F) and dollar sign (</text:span></text:span><text:span text:style-name="Code2">'$'</text:span><text:span text:style-name="Default_20_Paragraph_20_Font"><text:span text:style-name="T36"> \u0024) are replaced with space (</text:span></text:span><text:span text:style-name="Code2">' '</text:span><text:span text:style-name="Default_20_Paragraph_20_Font"><text:span text:style-name="T36"> \u0020) and space is inserted between camel case words.</text:span></text:span></text:p>
        <text:p text:style-name="P65"><text:span text:style-name="T36">If the name begins with the percent sign (</text:span><text:span text:style-name="Code2">'%'</text:span><text:span text:style-name="Default_20_Paragraph_20_Font"><text:span text:style-name="T36"> \u0025), the name can be </text:span></text:span><text:a xlink:type="simple" xlink:href="#r34"><text:span text:style-name="Code2"><text:span text:style-name="T30">localized</text:span></text:span></text:a><text:span text:style-name="Default_20_Paragraph_20_Font"><text:span text:style-name="T36">.</text:span></text:span></text:p>
        <text:p text:style-name="P71">Default:</text:p>
        <text:p text:style-name="P90">""</text:p>
        <text:p text:style-name="P71">See Also:</text:p>
        <text:p text:style-name="P90">"The name attribute of the OCD element of a Meta Type Resource."</text:p>
        <text:p text:style-name="P92"/>
        <text:p text:style-name="P97"><text:bookmark text:name="r33"/>description</text:p>
        <text:p text:style-name="P47"><text:span text:style-name="Code2">public abstract String </text:span><text:span text:style-name="Code2"><text:span text:style-name="T27">description</text:span></text:span></text:p>
        <text:p text:style-name="P69">The human readable description of this ObjectClassDefinition.</text:p>
        <text:p text:style-name="P69">If not specified, the description of this ObjectClassDefinition is the empty string.</text:p>
        <text:p text:style-name="P65"><text:span text:style-name="T36">If the description begins with the percent sign (</text:span><text:span text:style-name="Code2">'%'</text:span><text:span text:style-name="Default_20_Paragraph_20_Font"><text:span text:style-name="T36"> \u0025), the description can be </text:span></text:span><text:a xlink:type="simple" xlink:href="#r34"><text:span text:style-name="Code2"><text:span text:style-name="T30">localized</text:span></text:span></text:a><text:span text:style-name="Default_20_Paragraph_20_Font"><text:span text:style-name="T36">.</text:span></text:span></text:p>
        <text:p text:style-name="P71">Default:</text:p>
        <text:p text:style-name="P90">""</text:p>
        <text:p text:style-name="P71">See Also:</text:p>
        <text:p text:style-name="P90">"The description attribute of the OCD element of a Meta Type Resource."</text:p>
        <text:p text:style-name="P92"/>
        <text:p text:style-name="P97"><text:bookmark text:name="r34"/>localization</text:p>
        <text:p text:style-name="P47"><text:span text:style-name="Code2">public abstract String </text:span><text:span text:style-name="Code2"><text:span text:style-name="T27">localization</text:span></text:span></text:p>
        <text:p text:style-name="P69">The localization resource of this ObjectClassDefinition.</text:p>
        <text:p text:style-name="P66">This refers to a resource property entry in the bundle that can be augmented with locale information. If not specified, the localization resource of this ObjectClassDefinition is the string "OSGI-INF/l10n/" followed by the fully qualified name of the annotated type.</text:p>
        <text:p text:style-name="P71">Default:</text:p>
        <text:p text:style-name="P90">""</text:p>
        <text:p text:style-name="P71">See Also:</text:p>
        <text:p text:style-name="P90">"The localization attribute of the OCD element of a Meta Type Resource."</text:p>
        <text:p text:style-name="P92"/>
        <text:p text:style-name="P97"><text:bookmark text:name="r35"/>pid</text:p>
        <text:p text:style-name="P47"><text:span text:style-name="Code2">public abstract String[] </text:span><text:span text:style-name="Code2"><text:span text:style-name="T27">pid</text:span></text:span></text:p>
        <text:p text:style-name="P69">The PIDs associated with this ObjectClassDefinition.</text:p>
        <text:p text:style-name="P65"><text:span text:style-name="T36">For each specified PID, a </text:span><text:span text:style-name="Code2">Designate</text:span><text:span text:style-name="Default_20_Paragraph_20_Font"><text:span text:style-name="T36"> element with a pid attribute is generated that </text:span></text:span><text:a xlink:type="simple" xlink:href="#r31"><text:span text:style-name="Code2"><text:span text:style-name="T30">references</text:span></text:span></text:a><text:span text:style-name="Default_20_Paragraph_20_Font"><text:span text:style-name="T36"> this ObjectClassDefinition. If not specified, no Designate elements with pid attributes will be generated.</text:span></text:span></text:p>
        <text:p text:style-name="P71">Default:</text:p>
        <text:p text:style-name="P90">{}</text:p>
        <text:p text:style-name="P71"><text:soft-page-break/>See Also:</text:p>
        <text:p text:style-name="P90">"The pid of the Designate element of a Meta Type Resource."</text:p>
        <text:p text:style-name="P92"/>
        <text:p text:style-name="P97"><text:bookmark text:name="r36"/>factoryPid</text:p>
        <text:p text:style-name="P47"><text:span text:style-name="Code2">public abstract String[] </text:span><text:span text:style-name="Code2"><text:span text:style-name="T27">factoryPid</text:span></text:span></text:p>
        <text:p text:style-name="P69">The factory PIDs associated with this ObjectClassDefinition.</text:p>
        <text:p text:style-name="P65"><text:span text:style-name="T36">For each specified factory PID, a </text:span><text:span text:style-name="Code2">Designate</text:span><text:span text:style-name="Default_20_Paragraph_20_Font"><text:span text:style-name="T36"> element with a factoryPid attribute is generated that </text:span></text:span><text:a xlink:type="simple" xlink:href="#r31"><text:span text:style-name="Code2"><text:span text:style-name="T30">references</text:span></text:span></text:a><text:span text:style-name="Default_20_Paragraph_20_Font"><text:span text:style-name="T36"> this ObjectClassDefinition. If not specified, no Designate elements with factoryPid attributes will be generated.</text:span></text:span></text:p>
        <text:p text:style-name="P71">Default:</text:p>
        <text:p text:style-name="P90">{}</text:p>
        <text:p text:style-name="P71">See Also:</text:p>
        <text:p text:style-name="P90">"The factoryPid of the Designate element of a Meta Type Resource."</text:p>
        <text:p text:style-name="P92"/>
        <text:p text:style-name="P97"><text:bookmark text:name="r37"/>icon</text:p>
        <text:p text:style-name="P47"><text:span text:style-name="Code2">public abstract </text:span><text:a xlink:type="simple" xlink:href="#r30"><text:span text:style-name="Code2"><text:span text:style-name="T30">Icon</text:span></text:span></text:a><text:span text:style-name="Code2">[] </text:span><text:span text:style-name="Code2"><text:span text:style-name="T27">icon</text:span></text:span></text:p>
        <text:p text:style-name="P69">The icon resources associated with this ObjectClassDefinition.</text:p>
        <text:p text:style-name="P65"><text:span text:style-name="T36">For each specified </text:span><text:a xlink:type="simple" xlink:href="#r30"><text:span text:style-name="Code2"><text:span text:style-name="T30">Icon</text:span></text:span></text:a><text:span text:style-name="Default_20_Paragraph_20_Font"><text:span text:style-name="T36">, an </text:span></text:span><text:span text:style-name="Code2">Icon</text:span><text:span text:style-name="Default_20_Paragraph_20_Font"><text:span text:style-name="T36"> element is generated for this ObjectClassDefinition. If not specified, no Icon elements will be generated.</text:span></text:span></text:p>
        <text:p text:style-name="P71">Default:</text:p>
        <text:p text:style-name="P90">{}</text:p>
        <text:p text:style-name="P71">See Also:</text:p>
        <text:p text:style-name="P90">"The Icon element of a Meta Type Resource."</text:p>
        <text:p text:style-name="P37"><text:bookmark text:name="r41"/>Annotation Type Option</text:p>
        <text:p text:style-name="P75"><text:a xlink:type="simple" xlink:href="#r3"><text:span text:style-name="T33">org.osgi.service.metatype.annotations</text:span></text:a></text:p>
        <text:p text:style-name="P63"/>
        <text:p text:style-name="P78"><text:span text:style-name="Code_20_Small1">@Retention(value=RetentionPolicy.CLASS)<text:line-break/>@Target(value={})<text:line-break/></text:span><text:span text:style-name="Code2">public @interface </text:span><text:span text:style-name="Code2"><text:span text:style-name="T27">Option</text:span></text:span></text:p>
        <text:p text:style-name="P48"><text:span text:style-name="Code2">Option</text:span><text:span text:style-name="Default_20_Paragraph_20_Font"><text:span text:style-name="T36"> information for an </text:span></text:span><text:a xlink:type="simple" xlink:href="#r13"><text:span text:style-name="Code2"><text:span text:style-name="T30">AttributeDefinition</text:span></text:span></text:a><text:span text:style-name="Default_20_Paragraph_20_Font"><text:span text:style-name="T36">.</text:span></text:span></text:p>
        <text:p text:style-name="P76">See Also:</text:p>
        <text:p text:style-name="P68"><text:a xlink:type="simple" xlink:href="#r12"><text:span text:style-name="Code2"><text:span text:style-name="T30">AttributeDefinition.options()</text:span></text:span></text:a></text:p>
        <text:p text:style-name="P7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0"><text:span text:style-name="Summary_20_Heading_20_Font2"><text:span text:style-name="T2">Required Element Summary</text:span></text:span></text:p>
            </table:table-cell>
            <table:covered-table-cell/>
            <table:table-cell table:style-name="Table17.A1" office:value-type="string">
              <text:p text:style-name="P81"><text:span text:style-name="Page_20_Reference_20_Font"><text:span text:style-name="T13">Page</text:span></text:span></text:p>
            </table:table-cell>
          </table:table-row>
          <table:table-row table:style-name="Table17.1">
            <table:table-cell table:style-name="Table17.A2" office:value-type="string">
              <text:p text:style-name="P82"><text:span text:style-name="Code_20_Small1"><text:span text:style-name="T2">String</text:span></text:span></text:p>
            </table:table-cell>
            <table:table-cell table:style-name="Table17.A2" office:value-type="string">
              <text:p text:style-name="P87"><text:a xlink:type="simple" xlink:href="#r39"><text:span text:style-name="Code2"><text:span text:style-name="T32">label</text:span></text:span></text:a></text:p>
              <text:p text:style-name="P88">The human readable label of this Option.</text:p>
            </table:table-cell>
            <table:table-cell table:style-name="Table17.C2" office:value-type="string">
              <text:p text:style-name="P83"><text:span text:style-name="Page_20_Reference_20_Font"><text:span text:style-name="T2"><text:bookmark-ref text:reference-format="page" text:ref-name="r39">25</text:bookmark-ref></text:span></text:span></text:p>
            </table:table-cell>
          </table:table-row>
          <table:table-row table:style-name="Table17.1">
            <table:table-cell table:style-name="Table17.A3" office:value-type="string">
              <text:p text:style-name="P82"><text:span text:style-name="Code_20_Small1"><text:span text:style-name="T2">String</text:span></text:span></text:p>
            </table:table-cell>
            <table:table-cell table:style-name="Table17.A3" office:value-type="string">
              <text:p text:style-name="P87"><text:a xlink:type="simple" xlink:href="#r40"><text:span text:style-name="Code2"><text:span text:style-name="T32">value</text:span></text:span></text:a></text:p>
              <text:p text:style-name="P88">The value of this Option.</text:p>
            </table:table-cell>
            <table:table-cell table:style-name="Table17.C3" office:value-type="string">
              <text:p text:style-name="P83"><text:span text:style-name="Page_20_Reference_20_Font"><text:span text:style-name="T2"><text:bookmark-ref text:reference-format="page" text:ref-name="r40">25</text:bookmark-ref></text:span></text:span></text:p>
            </table:table-cell>
          </table:table-row>
        </table:table>
        <text:p text:style-name="P31">Element Detail</text:p>
        <text:p text:style-name="P98"><text:bookmark text:name="r39"/>label</text:p>
        <text:p text:style-name="P47"><text:span text:style-name="Code2">public abstract String </text:span><text:span text:style-name="Code2"><text:span text:style-name="T27">label</text:span></text:span></text:p>
        <text:p text:style-name="P69">The human readable label of this Option.</text:p>
        <text:p text:style-name="P69">If not specified, the label of this Option is the empty string.</text:p>
        <text:p text:style-name="P65"><text:span text:style-name="T36">If the label begins with the percent sign (</text:span><text:span text:style-name="Code2">'%'</text:span><text:span text:style-name="Default_20_Paragraph_20_Font"><text:span text:style-name="T36"> \u0025), the label can be </text:span></text:span><text:a xlink:type="simple" xlink:href="#r34"><text:span text:style-name="Code2"><text:span text:style-name="T30">localized</text:span></text:span></text:a><text:span text:style-name="Default_20_Paragraph_20_Font"><text:span text:style-name="T36">.</text:span></text:span></text:p>
        <text:p text:style-name="P71">Default:</text:p>
        <text:p text:style-name="P90">""</text:p>
        <text:p text:style-name="P71">See Also:</text:p>
        <text:p text:style-name="P90">"The label attribute of the Option element of a Meta Type Resource."</text:p>
        <text:p text:style-name="P92"/>
        <text:p text:style-name="P97"><text:bookmark text:name="r40"/>value</text:p>
        <text:p text:style-name="P47"><text:span text:style-name="Code2">public abstract String </text:span><text:span text:style-name="Code2"><text:span text:style-name="T27">value</text:span></text:span></text:p>
        <text:p text:style-name="P66">The value of this Option.</text:p>
        <text:p text:style-name="P71">See Also:</text:p>
        <text:p text:style-name="P90">"The value attribute of the Option element of a Meta Type Resource."</text:p>
        <text:section text:style-name="Sect2" text:name="Section1">
          <text:p text:style-name="P95"><text:span text:style-name="T38">Java API documentation generated with </text:span><text:a xlink:type="simple" xlink:href="http://www.filigris.com/products/docflex_javadoc/#docflex-doclet"><text:span text:style-name="T34">DocFlex/Doclet</text:span></text:a><text:span text:style-name="Default_20_Paragraph_20_Font"><text:span text:style-name="T38"> v1.5.6</text:span></text:span></text:p>
          <text:p text:style-name="P40"><text:span text:style-name="T38">DocFlex/Doclet is both a multi-format Javadoc doclet and a free edition of </text:span><text:a xlink:type="simple" xlink:href="http://www.filigris.com/products/docflex_javadoc/"><text:span text:style-name="T34">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4">www.docflex.com</text:span></text:span></text:a></text:p>
        </text:section>
      </text:section>
      <text:p text:style-name="P1"/>
      <text:h text:style-name="P99" text:outline-level="1"><text:soft-page-break/>Considered Alternatives</text:h>
      <text:h text:style-name="Heading_20_2" text:outline-level="2">@Designate</text:h>
      <text:p text:style-name="P15">The Designate annotation was removed and replaced by the designate and designateFactory elements on the ObjectClassDefinition annotation.</text:p>
      <text:p text:style-name="P1">The Designate annotation can further mark a type annotated by an ObjectClassDefinition annotation to generate a Designate element referencing the OCD element in the generated Meta Type Resource XML document.</text:p>
      <text:h text:style-name="P99" text:outline-level="1">Security Considerations</text:h>
      <text:p text:style-name="P1">The annotations do not have any security considerations.</text:p>
      <text:h text:style-name="P99" text:outline-level="1">Document Support</text:h>
      <text:h text:style-name="P102" text:outline-level="2">References</text:h>
      <text:list xml:id="list6535794273196639067" text:style-name="WW8Num3">
        <text:list-item>
          <text:p text:style-name="P112"><text:bookmark-start text:name="_Ref493020620"/>Bradner, S., Key words for use in RFCs to Indicate Requirement Levels, RFC2119, March 1997.<text:bookmark-end text:name="_Ref493020620"/></text:p>
        </text:list-item>
        <text:list-item>
          <text:p text:style-name="P112">Software Requirements &amp; Specifications. Michael Jackson. ISBN 0-201-87712-0</text:p>
        </text:list-item>
      </text:list>
      <text:p text:style-name="P18"/>
      <text:h text:style-name="P102" text:outline-level="2">Author’s Address</text:h>
      <text:p text:style-name="P1"/>
      <table:table table:name="Table2" table:style-name="Table2">
        <table:table-column table:style-name="Table2.A"/>
        <table:table-column table:style-name="Table2.B"/>
        <table:table-row table:style-name="Table2.1">
          <table:table-cell table:style-name="Table2.A1" office:value-type="string">
            <text:p text:style-name="P21">Name</text:p>
          </table:table-cell>
          <table:table-cell table:style-name="Table2.B1" office:value-type="string">
            <text:p text:style-name="P21">BJ Hargrave</text:p>
          </table:table-cell>
        </table:table-row>
        <table:table-row table:style-name="Table2.1">
          <table:table-cell table:style-name="Table2.A1" office:value-type="string">
            <text:p text:style-name="P21">Company</text:p>
          </table:table-cell>
          <table:table-cell table:style-name="Table2.B1" office:value-type="string">
            <text:p text:style-name="P21">IBM</text:p>
          </table:table-cell>
        </table:table-row>
      </table:table>
      <text:p text:style-name="P1"/>
      <text:h text:style-name="P102" text:outline-level="2">Acronyms and Abbreviations</text:h>
      <text:p text:style-name="P1"/>
      <text:h text:style-name="P102"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draw:image xlink:href="Pictures/1000020100000427000001D8328612BC.png" xlink:type="simple" xlink:show="embed" xlink:actuate="onLoad"/></draw:frame><text:tab/><text:user-defined style:data-style-name="N0" text:name="RFC Title">RFC 208 Metatype Annotations</text:user-defined><text:tab/>Page <text:page-number text:select-page="current">11</text:page-number> of <text:page-count style:num-format="1">26</text:page-count></text:p>
        <text:p text:style-name="Header"/>
        <text:p text:style-name="Header"><text:tab/>Draft<text:tab/> <text:modification-date style:data-style-name="N76">November 21,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1/19/13</text:p>
            </table:table-cell>
            <table:table-cell table:style-name="Table4.A1" office:value-type="string">
              <text:p text:style-name="MP4">Page <text:page-number style:num-format="1" text:select-page="current">12</text:page-number> of <text:page-count style:num-format="1">26</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6</text:page-number> of <text:page-count style:num-format="1">26</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0</text:page-number> of <text:page-count style:num-format="1">26</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1</text:page-number> of <text:page-count style:num-format="1">26</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4</text:page-number> of <text:page-count style:num-format="1">26</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6</text:page-number> of <text:page-count style:num-format="1">2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1-19T10:54:07</meta:creation-date>
    <meta:editing-cycles>62</meta:editing-cycles>
    <meta:editing-duration>PT15H46M51S</meta:editing-duration>
    <meta:initial-creator>BJ Hargrave</meta:initial-creator>
    <dc:date>2013-11-21T20:40:38</dc:date>
    <dc:creator>BJ Hargrave</dc:creator>
    <meta:document-statistic meta:table-count="17" meta:image-count="4" meta:object-count="0" meta:page-count="26" meta:paragraph-count="662" meta:word-count="6106" meta:character-count="39800"/>
    <meta:user-defined meta:name="Info"/>
    <meta:user-defined meta:name="Info 3"/>
    <meta:user-defined meta:name="Info 4"/>
    <meta:user-defined meta:name="RFC Title">RFC 208 Metatype Annotations</meta:user-defined>
  </office:meta>
</office:document-meta>
</file>